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2" style:family="table">
      <style:table-properties style:width="21.765cm" style:rel-width="90%" table:align="center"/>
    </style:style>
    <style:style style:name="Table2.A" style:family="table-column">
      <style:table-column-properties style:column-width="5.046cm" style:rel-column-width="2861*"/>
    </style:style>
    <style:style style:name="Table2.B" style:family="table-column">
      <style:table-column-properties style:column-width="3.658cm" style:rel-column-width="2074*"/>
    </style:style>
    <style:style style:name="Table2.C" style:family="table-column">
      <style:table-column-properties style:column-width="4.313cm" style:rel-column-width="2445*"/>
    </style:style>
    <style:style style:name="Table2.D" style:family="table-column">
      <style:table-column-properties style:column-width="8.747cm" style:rel-column-width="4959*"/>
    </style:style>
    <style:style style:name="Table2.A1" style:family="table-cell">
      <style:table-cell-properties fo:background-color="#e6e6e6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ble2.D1" style:family="table-cell">
      <style:table-cell-properties fo:background-color="#e6e6e6" fo:padding="0.097cm" fo:border="0.05pt solid #b3b3b3">
        <style:background-image/>
      </style:table-cell-properties>
    </style:style>
    <style:style style:name="Table2.A2" style:family="table-cell">
      <style:table-cell-properties fo:background-color="#e6e6e6" fo:padding="0.097cm" fo:border-left="0.05pt solid #b3b3b3" fo:border-right="none" fo:border-top="none" fo:border-bottom="0.05pt solid #b3b3b3">
        <style:background-image/>
      </style:table-cell-properties>
    </style:style>
    <style:style style:name="Table2.B2" style:family="table-cell">
      <style:table-cell-properties fo:padding="0.097cm" fo:border-left="0.05pt solid #b3b3b3" fo:border-right="none" fo:border-top="none" fo:border-bottom="0.05pt solid #b3b3b3"/>
    </style:style>
    <style:style style:name="Table2.C2" style:family="table-cell">
      <style:table-cell-properties fo:padding="0.097cm" fo:border-left="0.05pt solid #b3b3b3" fo:border-right="none" fo:border-top="none" fo:border-bottom="0.05pt solid #b3b3b3"/>
    </style:style>
    <style:style style:name="Table2.D2" style:family="table-cell">
      <style:table-cell-properties fo:padding="0.097cm" fo:border-left="0.05pt solid #b3b3b3" fo:border-right="0.05pt solid #b3b3b3" fo:border-top="none" fo:border-bottom="0.05pt solid #b3b3b3"/>
    </style:style>
    <style:style style:name="Table2.B3" style:family="table-cell">
      <style:table-cell-properties fo:padding="0.097cm" fo:border-left="0.05pt solid #b3b3b3" fo:border-right="none" fo:border-top="none" fo:border-bottom="0.05pt solid #b3b3b3"/>
    </style:style>
    <style:style style:name="Table2.C3" style:family="table-cell">
      <style:table-cell-properties fo:padding="0.097cm" fo:border-left="0.05pt solid #b3b3b3" fo:border-right="none" fo:border-top="none" fo:border-bottom="0.05pt solid #b3b3b3"/>
    </style:style>
    <style:style style:name="Table2.D3" style:family="table-cell">
      <style:table-cell-properties fo:padding="0.097cm" fo:border-left="0.05pt solid #b3b3b3" fo:border-right="0.05pt solid #b3b3b3" fo:border-top="none" fo:border-bottom="0.05pt solid #b3b3b3"/>
    </style:style>
    <style:style style:name="Table2.B4" style:family="table-cell">
      <style:table-cell-properties fo:padding="0.097cm" fo:border-left="0.05pt solid #b3b3b3" fo:border-right="none" fo:border-top="none" fo:border-bottom="0.05pt solid #b3b3b3"/>
    </style:style>
    <style:style style:name="Table2.C4" style:family="table-cell">
      <style:table-cell-properties fo:padding="0.097cm" fo:border-left="0.05pt solid #b3b3b3" fo:border-right="none" fo:border-top="none" fo:border-bottom="0.05pt solid #b3b3b3"/>
    </style:style>
    <style:style style:name="Table2.D4" style:family="table-cell">
      <style:table-cell-properties fo:padding="0.097cm" fo:border-left="0.05pt solid #b3b3b3" fo:border-right="0.05pt solid #b3b3b3" fo:border-top="none" fo:border-bottom="0.05pt solid #b3b3b3"/>
    </style:style>
    <style:style style:name="Table2.B5" style:family="table-cell">
      <style:table-cell-properties fo:padding="0.097cm" fo:border-left="0.05pt solid #b3b3b3" fo:border-right="none" fo:border-top="none" fo:border-bottom="0.05pt solid #b3b3b3"/>
    </style:style>
    <style:style style:name="Table2.C5" style:family="table-cell">
      <style:table-cell-properties fo:padding="0.097cm" fo:border-left="0.05pt solid #b3b3b3" fo:border-right="none" fo:border-top="none" fo:border-bottom="0.05pt solid #b3b3b3"/>
    </style:style>
    <style:style style:name="Table2.D5" style:family="table-cell">
      <style:table-cell-properties fo:padding="0.097cm" fo:border-left="0.05pt solid #b3b3b3" fo:border-right="0.05pt solid #b3b3b3" fo:border-top="none" fo:border-bottom="0.05pt solid #b3b3b3"/>
    </style:style>
    <style:style style:name="Table1" style:family="table">
      <style:table-properties style:width="21.765cm" style:rel-width="90%" table:align="center"/>
    </style:style>
    <style:style style:name="Table1.A" style:family="table-column">
      <style:table-column-properties style:column-width="2.632cm" style:rel-column-width="1492*"/>
    </style:style>
    <style:style style:name="Table1.B" style:family="table-column">
      <style:table-column-properties style:column-width="3.457cm" style:rel-column-width="1960*"/>
    </style:style>
    <style:style style:name="Table1.C" style:family="table-column">
      <style:table-column-properties style:column-width="3.422cm" style:rel-column-width="1940*"/>
    </style:style>
    <style:style style:name="Table1.D" style:family="table-column">
      <style:table-column-properties style:column-width="6.126cm" style:rel-column-width="3473*"/>
    </style:style>
    <style:style style:name="Table1.E" style:family="table-column">
      <style:table-column-properties style:column-width="6.128cm" style:rel-column-width="3474*"/>
    </style:style>
    <style:style style:name="Table1.A1" style:family="table-cell">
      <style:table-cell-properties fo:background-color="#e6e6e6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ble1.E1" style:family="table-cell">
      <style:table-cell-properties fo:background-color="#e6e6e6" fo:padding="0.097cm" fo:border="0.05pt solid #b3b3b3">
        <style:background-image/>
      </style:table-cell-properties>
    </style:style>
    <style:style style:name="Table1.A2" style:family="table-cell">
      <style:table-cell-properties fo:background-color="#e6e6ff" fo:padding="0.097cm" fo:border-left="0.05pt solid #b3b3b3" fo:border-right="none" fo:border-top="none" fo:border-bottom="0.05pt solid #b3b3b3">
        <style:background-image/>
      </style:table-cell-properties>
    </style:style>
    <style:style style:name="Table1.E2" style:family="table-cell">
      <style:table-cell-properties fo:background-color="#e6e6ff" fo:padding="0.097cm" fo:border-left="0.05pt solid #b3b3b3" fo:border-right="0.05pt solid #b3b3b3" fo:border-top="none" fo:border-bottom="0.05pt solid #b3b3b3">
        <style:background-image/>
      </style:table-cell-properties>
    </style:style>
    <style:style style:name="Table1.A14" style:family="table-cell">
      <style:table-cell-properties fo:padding="0.097cm" fo:border-left="0.05pt solid #b3b3b3" fo:border-right="none" fo:border-top="none" fo:border-bottom="0.05pt solid #b3b3b3"/>
    </style:style>
    <style:style style:name="Table1.B14" style:family="table-cell">
      <style:table-cell-properties fo:padding="0.097cm" fo:border-left="0.05pt solid #b3b3b3" fo:border-right="none" fo:border-top="none" fo:border-bottom="0.05pt solid #b3b3b3"/>
    </style:style>
    <style:style style:name="Table1.C14" style:family="table-cell">
      <style:table-cell-properties fo:padding="0.097cm" fo:border-left="0.05pt solid #b3b3b3" fo:border-right="none" fo:border-top="none" fo:border-bottom="0.05pt solid #b3b3b3"/>
    </style:style>
    <style:style style:name="Table1.D14" style:family="table-cell">
      <style:table-cell-properties fo:padding="0.097cm" fo:border-left="0.05pt solid #b3b3b3" fo:border-right="none" fo:border-top="none" fo:border-bottom="0.05pt solid #b3b3b3"/>
    </style:style>
    <style:style style:name="Table1.E14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15" style:family="table-cell">
      <style:table-cell-properties fo:padding="0.097cm" fo:border-left="0.05pt solid #b3b3b3" fo:border-right="none" fo:border-top="none" fo:border-bottom="0.05pt solid #b3b3b3"/>
    </style:style>
    <style:style style:name="Table1.B15" style:family="table-cell">
      <style:table-cell-properties fo:padding="0.097cm" fo:border-left="0.05pt solid #b3b3b3" fo:border-right="none" fo:border-top="none" fo:border-bottom="0.05pt solid #b3b3b3"/>
    </style:style>
    <style:style style:name="Table1.C15" style:family="table-cell">
      <style:table-cell-properties fo:padding="0.097cm" fo:border-left="0.05pt solid #b3b3b3" fo:border-right="none" fo:border-top="none" fo:border-bottom="0.05pt solid #b3b3b3"/>
    </style:style>
    <style:style style:name="Table1.D15" style:family="table-cell">
      <style:table-cell-properties fo:padding="0.097cm" fo:border-left="0.05pt solid #b3b3b3" fo:border-right="none" fo:border-top="none" fo:border-bottom="0.05pt solid #b3b3b3"/>
    </style:style>
    <style:style style:name="Table1.E15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16" style:family="table-cell">
      <style:table-cell-properties fo:padding="0.097cm" fo:border-left="0.05pt solid #b3b3b3" fo:border-right="none" fo:border-top="none" fo:border-bottom="0.05pt solid #b3b3b3"/>
    </style:style>
    <style:style style:name="Table1.B16" style:family="table-cell">
      <style:table-cell-properties fo:padding="0.097cm" fo:border-left="0.05pt solid #b3b3b3" fo:border-right="none" fo:border-top="none" fo:border-bottom="0.05pt solid #b3b3b3"/>
    </style:style>
    <style:style style:name="Table1.C16" style:family="table-cell">
      <style:table-cell-properties fo:padding="0.097cm" fo:border-left="0.05pt solid #b3b3b3" fo:border-right="none" fo:border-top="none" fo:border-bottom="0.05pt solid #b3b3b3"/>
    </style:style>
    <style:style style:name="Table1.D16" style:family="table-cell">
      <style:table-cell-properties fo:padding="0.097cm" fo:border-left="0.05pt solid #b3b3b3" fo:border-right="none" fo:border-top="none" fo:border-bottom="0.05pt solid #b3b3b3"/>
    </style:style>
    <style:style style:name="Table1.E16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17" style:family="table-cell">
      <style:table-cell-properties fo:padding="0.097cm" fo:border-left="0.05pt solid #b3b3b3" fo:border-right="none" fo:border-top="none" fo:border-bottom="0.05pt solid #b3b3b3"/>
    </style:style>
    <style:style style:name="Table1.B17" style:family="table-cell">
      <style:table-cell-properties fo:padding="0.097cm" fo:border-left="0.05pt solid #b3b3b3" fo:border-right="none" fo:border-top="none" fo:border-bottom="0.05pt solid #b3b3b3"/>
    </style:style>
    <style:style style:name="Table1.C17" style:family="table-cell">
      <style:table-cell-properties fo:padding="0.097cm" fo:border-left="0.05pt solid #b3b3b3" fo:border-right="none" fo:border-top="none" fo:border-bottom="0.05pt solid #b3b3b3"/>
    </style:style>
    <style:style style:name="Table1.D17" style:family="table-cell">
      <style:table-cell-properties fo:padding="0.097cm" fo:border-left="0.05pt solid #b3b3b3" fo:border-right="none" fo:border-top="none" fo:border-bottom="0.05pt solid #b3b3b3"/>
    </style:style>
    <style:style style:name="Table1.E17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18" style:family="table-cell">
      <style:table-cell-properties fo:padding="0.097cm" fo:border-left="0.05pt solid #b3b3b3" fo:border-right="none" fo:border-top="none" fo:border-bottom="0.05pt solid #b3b3b3"/>
    </style:style>
    <style:style style:name="Table1.B18" style:family="table-cell">
      <style:table-cell-properties fo:padding="0.097cm" fo:border-left="0.05pt solid #b3b3b3" fo:border-right="none" fo:border-top="none" fo:border-bottom="0.05pt solid #b3b3b3"/>
    </style:style>
    <style:style style:name="Table1.C18" style:family="table-cell">
      <style:table-cell-properties fo:padding="0.097cm" fo:border-left="0.05pt solid #b3b3b3" fo:border-right="none" fo:border-top="none" fo:border-bottom="0.05pt solid #b3b3b3"/>
    </style:style>
    <style:style style:name="Table1.D18" style:family="table-cell">
      <style:table-cell-properties fo:padding="0.097cm" fo:border-left="0.05pt solid #b3b3b3" fo:border-right="none" fo:border-top="none" fo:border-bottom="0.05pt solid #b3b3b3"/>
    </style:style>
    <style:style style:name="Table1.E18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19" style:family="table-cell">
      <style:table-cell-properties fo:padding="0.097cm" fo:border-left="0.05pt solid #b3b3b3" fo:border-right="none" fo:border-top="none" fo:border-bottom="0.05pt solid #b3b3b3"/>
    </style:style>
    <style:style style:name="Table1.B19" style:family="table-cell">
      <style:table-cell-properties fo:padding="0.097cm" fo:border-left="0.05pt solid #b3b3b3" fo:border-right="none" fo:border-top="none" fo:border-bottom="0.05pt solid #b3b3b3"/>
    </style:style>
    <style:style style:name="Table1.C19" style:family="table-cell">
      <style:table-cell-properties fo:padding="0.097cm" fo:border-left="0.05pt solid #b3b3b3" fo:border-right="none" fo:border-top="none" fo:border-bottom="0.05pt solid #b3b3b3"/>
    </style:style>
    <style:style style:name="Table1.D19" style:family="table-cell">
      <style:table-cell-properties fo:padding="0.097cm" fo:border-left="0.05pt solid #b3b3b3" fo:border-right="none" fo:border-top="none" fo:border-bottom="0.05pt solid #b3b3b3"/>
    </style:style>
    <style:style style:name="Table1.E19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20" style:family="table-cell">
      <style:table-cell-properties fo:padding="0.097cm" fo:border-left="0.05pt solid #b3b3b3" fo:border-right="none" fo:border-top="none" fo:border-bottom="0.05pt solid #b3b3b3"/>
    </style:style>
    <style:style style:name="Table1.B20" style:family="table-cell">
      <style:table-cell-properties fo:padding="0.097cm" fo:border-left="0.05pt solid #b3b3b3" fo:border-right="none" fo:border-top="none" fo:border-bottom="0.05pt solid #b3b3b3"/>
    </style:style>
    <style:style style:name="Table1.C20" style:family="table-cell">
      <style:table-cell-properties fo:padding="0.097cm" fo:border-left="0.05pt solid #b3b3b3" fo:border-right="none" fo:border-top="none" fo:border-bottom="0.05pt solid #b3b3b3"/>
    </style:style>
    <style:style style:name="Table1.D20" style:family="table-cell">
      <style:table-cell-properties fo:padding="0.097cm" fo:border-left="0.05pt solid #b3b3b3" fo:border-right="none" fo:border-top="none" fo:border-bottom="0.05pt solid #b3b3b3"/>
    </style:style>
    <style:style style:name="Table1.E20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21" style:family="table-cell">
      <style:table-cell-properties fo:padding="0.097cm" fo:border-left="0.05pt solid #b3b3b3" fo:border-right="none" fo:border-top="none" fo:border-bottom="0.05pt solid #b3b3b3"/>
    </style:style>
    <style:style style:name="Table1.B21" style:family="table-cell">
      <style:table-cell-properties fo:padding="0.097cm" fo:border-left="0.05pt solid #b3b3b3" fo:border-right="none" fo:border-top="none" fo:border-bottom="0.05pt solid #b3b3b3"/>
    </style:style>
    <style:style style:name="Table1.C21" style:family="table-cell">
      <style:table-cell-properties fo:padding="0.097cm" fo:border-left="0.05pt solid #b3b3b3" fo:border-right="none" fo:border-top="none" fo:border-bottom="0.05pt solid #b3b3b3"/>
    </style:style>
    <style:style style:name="Table1.D21" style:family="table-cell">
      <style:table-cell-properties fo:padding="0.097cm" fo:border-left="0.05pt solid #b3b3b3" fo:border-right="none" fo:border-top="none" fo:border-bottom="0.05pt solid #b3b3b3"/>
    </style:style>
    <style:style style:name="Table1.E21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28" style:family="table-cell">
      <style:table-cell-properties fo:padding="0.097cm" fo:border-left="0.05pt solid #b3b3b3" fo:border-right="none" fo:border-top="none" fo:border-bottom="0.05pt solid #b3b3b3"/>
    </style:style>
    <style:style style:name="Table1.B28" style:family="table-cell">
      <style:table-cell-properties fo:padding="0.097cm" fo:border-left="0.05pt solid #b3b3b3" fo:border-right="none" fo:border-top="none" fo:border-bottom="0.05pt solid #b3b3b3"/>
    </style:style>
    <style:style style:name="Table1.C28" style:family="table-cell">
      <style:table-cell-properties fo:padding="0.097cm" fo:border-left="0.05pt solid #b3b3b3" fo:border-right="none" fo:border-top="none" fo:border-bottom="0.05pt solid #b3b3b3"/>
    </style:style>
    <style:style style:name="Table1.D28" style:family="table-cell">
      <style:table-cell-properties fo:padding="0.097cm" fo:border-left="0.05pt solid #b3b3b3" fo:border-right="none" fo:border-top="none" fo:border-bottom="0.05pt solid #b3b3b3"/>
    </style:style>
    <style:style style:name="Table1.E28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29" style:family="table-cell">
      <style:table-cell-properties fo:padding="0.097cm" fo:border-left="0.05pt solid #b3b3b3" fo:border-right="none" fo:border-top="none" fo:border-bottom="0.05pt solid #b3b3b3"/>
    </style:style>
    <style:style style:name="Table1.B29" style:family="table-cell">
      <style:table-cell-properties fo:padding="0.097cm" fo:border-left="0.05pt solid #b3b3b3" fo:border-right="none" fo:border-top="none" fo:border-bottom="0.05pt solid #b3b3b3"/>
    </style:style>
    <style:style style:name="Table1.C29" style:family="table-cell">
      <style:table-cell-properties fo:padding="0.097cm" fo:border-left="0.05pt solid #b3b3b3" fo:border-right="none" fo:border-top="none" fo:border-bottom="0.05pt solid #b3b3b3"/>
    </style:style>
    <style:style style:name="Table1.D29" style:family="table-cell">
      <style:table-cell-properties fo:padding="0.097cm" fo:border-left="0.05pt solid #b3b3b3" fo:border-right="none" fo:border-top="none" fo:border-bottom="0.05pt solid #b3b3b3"/>
    </style:style>
    <style:style style:name="Table1.E29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30" style:family="table-cell">
      <style:table-cell-properties fo:padding="0.097cm" fo:border-left="0.05pt solid #b3b3b3" fo:border-right="none" fo:border-top="none" fo:border-bottom="0.05pt solid #b3b3b3"/>
    </style:style>
    <style:style style:name="Table1.B30" style:family="table-cell">
      <style:table-cell-properties fo:padding="0.097cm" fo:border-left="0.05pt solid #b3b3b3" fo:border-right="none" fo:border-top="none" fo:border-bottom="0.05pt solid #b3b3b3"/>
    </style:style>
    <style:style style:name="Table1.C30" style:family="table-cell">
      <style:table-cell-properties fo:padding="0.097cm" fo:border-left="0.05pt solid #b3b3b3" fo:border-right="none" fo:border-top="none" fo:border-bottom="0.05pt solid #b3b3b3"/>
    </style:style>
    <style:style style:name="Table1.D30" style:family="table-cell">
      <style:table-cell-properties fo:padding="0.097cm" fo:border-left="0.05pt solid #b3b3b3" fo:border-right="none" fo:border-top="none" fo:border-bottom="0.05pt solid #b3b3b3"/>
    </style:style>
    <style:style style:name="Table1.E30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31" style:family="table-cell">
      <style:table-cell-properties fo:padding="0.097cm" fo:border-left="0.05pt solid #b3b3b3" fo:border-right="none" fo:border-top="none" fo:border-bottom="0.05pt solid #b3b3b3"/>
    </style:style>
    <style:style style:name="Table1.B31" style:family="table-cell">
      <style:table-cell-properties fo:padding="0.097cm" fo:border-left="0.05pt solid #b3b3b3" fo:border-right="none" fo:border-top="none" fo:border-bottom="0.05pt solid #b3b3b3"/>
    </style:style>
    <style:style style:name="Table1.C31" style:family="table-cell">
      <style:table-cell-properties fo:padding="0.097cm" fo:border-left="0.05pt solid #b3b3b3" fo:border-right="none" fo:border-top="none" fo:border-bottom="0.05pt solid #b3b3b3"/>
    </style:style>
    <style:style style:name="Table1.D31" style:family="table-cell">
      <style:table-cell-properties fo:padding="0.097cm" fo:border-left="0.05pt solid #b3b3b3" fo:border-right="none" fo:border-top="none" fo:border-bottom="0.05pt solid #b3b3b3"/>
    </style:style>
    <style:style style:name="Table1.E31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32" style:family="table-cell">
      <style:table-cell-properties fo:padding="0.097cm" fo:border-left="0.05pt solid #b3b3b3" fo:border-right="none" fo:border-top="none" fo:border-bottom="0.05pt solid #b3b3b3"/>
    </style:style>
    <style:style style:name="Table1.B32" style:family="table-cell">
      <style:table-cell-properties fo:padding="0.097cm" fo:border-left="0.05pt solid #b3b3b3" fo:border-right="none" fo:border-top="none" fo:border-bottom="0.05pt solid #b3b3b3"/>
    </style:style>
    <style:style style:name="Table1.C32" style:family="table-cell">
      <style:table-cell-properties fo:padding="0.097cm" fo:border-left="0.05pt solid #b3b3b3" fo:border-right="none" fo:border-top="none" fo:border-bottom="0.05pt solid #b3b3b3"/>
    </style:style>
    <style:style style:name="Table1.D32" style:family="table-cell">
      <style:table-cell-properties fo:padding="0.097cm" fo:border-left="0.05pt solid #b3b3b3" fo:border-right="none" fo:border-top="none" fo:border-bottom="0.05pt solid #b3b3b3"/>
    </style:style>
    <style:style style:name="Table1.E32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33" style:family="table-cell">
      <style:table-cell-properties fo:padding="0.097cm" fo:border-left="0.05pt solid #b3b3b3" fo:border-right="none" fo:border-top="none" fo:border-bottom="0.05pt solid #b3b3b3"/>
    </style:style>
    <style:style style:name="Table1.B33" style:family="table-cell">
      <style:table-cell-properties fo:padding="0.097cm" fo:border-left="0.05pt solid #b3b3b3" fo:border-right="none" fo:border-top="none" fo:border-bottom="0.05pt solid #b3b3b3"/>
    </style:style>
    <style:style style:name="Table1.C33" style:family="table-cell">
      <style:table-cell-properties fo:padding="0.097cm" fo:border-left="0.05pt solid #b3b3b3" fo:border-right="none" fo:border-top="none" fo:border-bottom="0.05pt solid #b3b3b3"/>
    </style:style>
    <style:style style:name="Table1.D33" style:family="table-cell">
      <style:table-cell-properties fo:padding="0.097cm" fo:border-left="0.05pt solid #b3b3b3" fo:border-right="none" fo:border-top="none" fo:border-bottom="0.05pt solid #b3b3b3"/>
    </style:style>
    <style:style style:name="Table1.E33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34" style:family="table-cell">
      <style:table-cell-properties fo:padding="0.097cm" fo:border-left="0.05pt solid #b3b3b3" fo:border-right="none" fo:border-top="none" fo:border-bottom="0.05pt solid #b3b3b3"/>
    </style:style>
    <style:style style:name="Table1.B34" style:family="table-cell">
      <style:table-cell-properties fo:padding="0.097cm" fo:border-left="0.05pt solid #b3b3b3" fo:border-right="none" fo:border-top="none" fo:border-bottom="0.05pt solid #b3b3b3"/>
    </style:style>
    <style:style style:name="Table1.C34" style:family="table-cell">
      <style:table-cell-properties fo:padding="0.097cm" fo:border-left="0.05pt solid #b3b3b3" fo:border-right="none" fo:border-top="none" fo:border-bottom="0.05pt solid #b3b3b3"/>
    </style:style>
    <style:style style:name="Table1.D34" style:family="table-cell">
      <style:table-cell-properties fo:padding="0.097cm" fo:border-left="0.05pt solid #b3b3b3" fo:border-right="none" fo:border-top="none" fo:border-bottom="0.05pt solid #b3b3b3"/>
    </style:style>
    <style:style style:name="Table1.E34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35" style:family="table-cell">
      <style:table-cell-properties fo:padding="0.097cm" fo:border-left="0.05pt solid #b3b3b3" fo:border-right="none" fo:border-top="none" fo:border-bottom="0.05pt solid #b3b3b3"/>
    </style:style>
    <style:style style:name="Table1.B35" style:family="table-cell">
      <style:table-cell-properties fo:padding="0.097cm" fo:border-left="0.05pt solid #b3b3b3" fo:border-right="none" fo:border-top="none" fo:border-bottom="0.05pt solid #b3b3b3"/>
    </style:style>
    <style:style style:name="Table1.C35" style:family="table-cell">
      <style:table-cell-properties fo:padding="0.097cm" fo:border-left="0.05pt solid #b3b3b3" fo:border-right="none" fo:border-top="none" fo:border-bottom="0.05pt solid #b3b3b3"/>
    </style:style>
    <style:style style:name="Table1.D35" style:family="table-cell">
      <style:table-cell-properties fo:padding="0.097cm" fo:border-left="0.05pt solid #b3b3b3" fo:border-right="none" fo:border-top="none" fo:border-bottom="0.05pt solid #b3b3b3"/>
    </style:style>
    <style:style style:name="Table1.E35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36" style:family="table-cell">
      <style:table-cell-properties fo:padding="0.097cm" fo:border-left="0.05pt solid #b3b3b3" fo:border-right="none" fo:border-top="none" fo:border-bottom="0.05pt solid #b3b3b3"/>
    </style:style>
    <style:style style:name="Table1.B36" style:family="table-cell">
      <style:table-cell-properties fo:padding="0.097cm" fo:border-left="0.05pt solid #b3b3b3" fo:border-right="none" fo:border-top="none" fo:border-bottom="0.05pt solid #b3b3b3"/>
    </style:style>
    <style:style style:name="Table1.C36" style:family="table-cell">
      <style:table-cell-properties fo:padding="0.097cm" fo:border-left="0.05pt solid #b3b3b3" fo:border-right="none" fo:border-top="none" fo:border-bottom="0.05pt solid #b3b3b3"/>
    </style:style>
    <style:style style:name="Table1.D36" style:family="table-cell">
      <style:table-cell-properties fo:padding="0.097cm" fo:border-left="0.05pt solid #b3b3b3" fo:border-right="none" fo:border-top="none" fo:border-bottom="0.05pt solid #b3b3b3"/>
    </style:style>
    <style:style style:name="Table1.E36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37" style:family="table-cell">
      <style:table-cell-properties fo:padding="0.097cm" fo:border-left="0.05pt solid #b3b3b3" fo:border-right="none" fo:border-top="none" fo:border-bottom="0.05pt solid #b3b3b3"/>
    </style:style>
    <style:style style:name="Table1.B37" style:family="table-cell">
      <style:table-cell-properties fo:padding="0.097cm" fo:border-left="0.05pt solid #b3b3b3" fo:border-right="none" fo:border-top="none" fo:border-bottom="0.05pt solid #b3b3b3"/>
    </style:style>
    <style:style style:name="Table1.C37" style:family="table-cell">
      <style:table-cell-properties fo:padding="0.097cm" fo:border-left="0.05pt solid #b3b3b3" fo:border-right="none" fo:border-top="none" fo:border-bottom="0.05pt solid #b3b3b3"/>
    </style:style>
    <style:style style:name="Table1.D37" style:family="table-cell">
      <style:table-cell-properties fo:padding="0.097cm" fo:border-left="0.05pt solid #b3b3b3" fo:border-right="none" fo:border-top="none" fo:border-bottom="0.05pt solid #b3b3b3"/>
    </style:style>
    <style:style style:name="Table1.E37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38" style:family="table-cell">
      <style:table-cell-properties fo:padding="0.097cm" fo:border-left="0.05pt solid #b3b3b3" fo:border-right="none" fo:border-top="none" fo:border-bottom="0.05pt solid #b3b3b3"/>
    </style:style>
    <style:style style:name="Table1.B38" style:family="table-cell">
      <style:table-cell-properties fo:padding="0.097cm" fo:border-left="0.05pt solid #b3b3b3" fo:border-right="none" fo:border-top="none" fo:border-bottom="0.05pt solid #b3b3b3"/>
    </style:style>
    <style:style style:name="Table1.C38" style:family="table-cell">
      <style:table-cell-properties fo:padding="0.097cm" fo:border-left="0.05pt solid #b3b3b3" fo:border-right="none" fo:border-top="none" fo:border-bottom="0.05pt solid #b3b3b3"/>
    </style:style>
    <style:style style:name="Table1.D38" style:family="table-cell">
      <style:table-cell-properties fo:padding="0.097cm" fo:border-left="0.05pt solid #b3b3b3" fo:border-right="none" fo:border-top="none" fo:border-bottom="0.05pt solid #b3b3b3"/>
    </style:style>
    <style:style style:name="Table1.E38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39" style:family="table-cell">
      <style:table-cell-properties fo:padding="0.097cm" fo:border-left="0.05pt solid #b3b3b3" fo:border-right="none" fo:border-top="none" fo:border-bottom="0.05pt solid #b3b3b3"/>
    </style:style>
    <style:style style:name="Table1.B39" style:family="table-cell">
      <style:table-cell-properties fo:padding="0.097cm" fo:border-left="0.05pt solid #b3b3b3" fo:border-right="none" fo:border-top="none" fo:border-bottom="0.05pt solid #b3b3b3"/>
    </style:style>
    <style:style style:name="Table1.C39" style:family="table-cell">
      <style:table-cell-properties fo:padding="0.097cm" fo:border-left="0.05pt solid #b3b3b3" fo:border-right="none" fo:border-top="none" fo:border-bottom="0.05pt solid #b3b3b3"/>
    </style:style>
    <style:style style:name="Table1.D39" style:family="table-cell">
      <style:table-cell-properties fo:padding="0.097cm" fo:border-left="0.05pt solid #b3b3b3" fo:border-right="none" fo:border-top="none" fo:border-bottom="0.05pt solid #b3b3b3"/>
    </style:style>
    <style:style style:name="Table1.E39" style:family="table-cell">
      <style:table-cell-properties fo:padding="0.097cm" fo:border-left="0.05pt solid #b3b3b3" fo:border-right="0.05pt solid #b3b3b3" fo:border-top="none" fo:border-bottom="0.05pt solid #b3b3b3"/>
    </style:style>
    <style:style style:name="Table1.A40" style:family="table-cell">
      <style:table-cell-properties fo:padding="0.097cm" fo:border-left="0.05pt solid #b3b3b3" fo:border-right="none" fo:border-top="none" fo:border-bottom="0.05pt solid #b3b3b3"/>
    </style:style>
    <style:style style:name="Table1.B40" style:family="table-cell">
      <style:table-cell-properties fo:padding="0.097cm" fo:border-left="0.05pt solid #b3b3b3" fo:border-right="none" fo:border-top="none" fo:border-bottom="0.05pt solid #b3b3b3"/>
    </style:style>
    <style:style style:name="Table1.C40" style:family="table-cell">
      <style:table-cell-properties fo:padding="0.097cm" fo:border-left="0.05pt solid #b3b3b3" fo:border-right="none" fo:border-top="none" fo:border-bottom="0.05pt solid #b3b3b3"/>
    </style:style>
    <style:style style:name="Table1.D40" style:family="table-cell">
      <style:table-cell-properties fo:padding="0.097cm" fo:border-left="0.05pt solid #b3b3b3" fo:border-right="none" fo:border-top="none" fo:border-bottom="0.05pt solid #b3b3b3"/>
    </style:style>
    <style:style style:name="Table1.E40" style:family="table-cell">
      <style:table-cell-properties fo:padding="0.097cm" fo:border-left="0.05pt solid #b3b3b3" fo:border-right="0.05pt solid #b3b3b3" fo:border-top="none" fo:border-bottom="0.05pt solid #b3b3b3"/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Standard">
      <style:text-properties officeooo:rsid="016d28f1" officeooo:paragraph-rsid="016d28f1"/>
    </style:style>
    <style:style style:name="P3" style:family="paragraph" style:parent-style-name="jil_5f_body">
      <style:text-properties officeooo:rsid="017c8575" officeooo:paragraph-rsid="017c8575"/>
    </style:style>
    <style:style style:name="P4" style:family="paragraph" style:parent-style-name="jil_5f_body">
      <style:text-properties officeooo:rsid="014e3fd6" officeooo:paragraph-rsid="014e3fd6"/>
    </style:style>
    <style:style style:name="P5" style:family="paragraph" style:parent-style-name="jil_5f_body">
      <style:text-properties officeooo:paragraph-rsid="014efc1b"/>
    </style:style>
    <style:style style:name="P6" style:family="paragraph" style:parent-style-name="jil_5f_body">
      <style:text-properties officeooo:rsid="014efc1b" officeooo:paragraph-rsid="014efc1b"/>
    </style:style>
    <style:style style:name="P7" style:family="paragraph" style:parent-style-name="jil_5f_body">
      <style:text-properties officeooo:paragraph-rsid="015203c5"/>
    </style:style>
    <style:style style:name="P8" style:family="paragraph" style:parent-style-name="jil_5f_body">
      <style:text-properties officeooo:paragraph-rsid="0154be39"/>
    </style:style>
    <style:style style:name="P9" style:family="paragraph" style:parent-style-name="jil_5f_body">
      <style:text-properties officeooo:rsid="016d28f1"/>
    </style:style>
    <style:style style:name="P10" style:family="paragraph" style:parent-style-name="jil_5f_body">
      <style:text-properties officeooo:rsid="0169135b" officeooo:paragraph-rsid="0162a8f6"/>
    </style:style>
    <style:style style:name="P11" style:family="paragraph" style:parent-style-name="jil_5f_body">
      <style:text-properties officeooo:rsid="01c38817" officeooo:paragraph-rsid="01df380c"/>
    </style:style>
    <style:style style:name="P12" style:family="paragraph" style:parent-style-name="jil_5f_body">
      <style:text-properties officeooo:paragraph-rsid="01854c1e"/>
    </style:style>
    <style:style style:name="P13" style:family="paragraph" style:parent-style-name="jil_5f_body">
      <style:text-properties officeooo:paragraph-rsid="01c618f6"/>
    </style:style>
    <style:style style:name="P14" style:family="paragraph" style:parent-style-name="jil_5f_body">
      <style:text-properties officeooo:paragraph-rsid="01dd90f4"/>
    </style:style>
    <style:style style:name="P15" style:family="paragraph" style:parent-style-name="jil_5f_body">
      <style:text-properties officeooo:paragraph-rsid="01e7ee0f"/>
    </style:style>
    <style:style style:name="P16" style:family="paragraph" style:parent-style-name="jil_5f_body">
      <style:text-properties officeooo:paragraph-rsid="01f294b4"/>
    </style:style>
    <style:style style:name="P17" style:family="paragraph" style:parent-style-name="jil_5f_body">
      <style:text-properties officeooo:paragraph-rsid="01fb0974"/>
    </style:style>
    <style:style style:name="P18" style:family="paragraph" style:parent-style-name="jil_5f_body">
      <style:text-properties officeooo:rsid="01f5605f" officeooo:paragraph-rsid="01fb0974"/>
    </style:style>
    <style:style style:name="P19" style:family="paragraph" style:parent-style-name="jil_5f_body">
      <style:text-properties officeooo:rsid="020167cf" officeooo:paragraph-rsid="020167cf"/>
    </style:style>
    <style:style style:name="P20" style:family="paragraph" style:parent-style-name="jil_5f_body">
      <style:text-properties officeooo:paragraph-rsid="022046d5"/>
    </style:style>
    <style:style style:name="P21" style:family="paragraph" style:parent-style-name="jil_5f_body">
      <style:paragraph-properties fo:margin-left="0cm" fo:margin-right="0cm" fo:margin-top="0.101cm" fo:margin-bottom="0.101cm" style:contextual-spacing="false" fo:line-height="125%" fo:hyphenation-ladder-count="no-limit" fo:text-indent="0.4cm" style:auto-text-indent="false" style:punctuation-wrap="simple"/>
      <style:text-properties style:font-name="Book Antiqua" fo:font-size="10pt" fo:language="en" fo:country="US" officeooo:rsid="01891446" officeooo:paragraph-rsid="018fe32c" style:font-name-asian="宋体1" style:font-size-asian="10pt" style:language-asian="zh" style:country-asian="CN" style:font-size-complex="12pt" fo:hyphenate="true" fo:hyphenation-remain-char-count="2" fo:hyphenation-push-char-count="3"/>
    </style:style>
    <style:style style:name="P22" style:family="paragraph" style:parent-style-name="jil_5f_body">
      <style:paragraph-properties fo:margin-left="0cm" fo:margin-right="0cm" fo:margin-top="0.101cm" fo:margin-bottom="0.101cm" style:contextual-spacing="false" fo:line-height="125%" fo:hyphenation-ladder-count="no-limit" fo:text-indent="0.4cm" style:auto-text-indent="false" style:punctuation-wrap="simple"/>
      <style:text-properties style:font-name="Book Antiqua" fo:font-size="10pt" fo:language="en" fo:country="US" officeooo:rsid="018fedff" officeooo:paragraph-rsid="020c4651" style:font-name-asian="宋体1" style:font-size-asian="10pt" style:language-asian="zh" style:country-asian="CN" style:font-size-complex="12pt" fo:hyphenate="true" fo:hyphenation-remain-char-count="2" fo:hyphenation-push-char-count="3"/>
    </style:style>
    <style:style style:name="P23" style:family="paragraph" style:parent-style-name="jil_5f_body">
      <style:paragraph-properties fo:margin-left="0cm" fo:margin-right="0cm" fo:margin-top="0.101cm" fo:margin-bottom="0.101cm" style:contextual-spacing="false" fo:line-height="125%" fo:hyphenation-ladder-count="no-limit" fo:text-indent="0.4cm" style:auto-text-indent="false" style:punctuation-wrap="simple"/>
      <style:text-properties officeooo:paragraph-rsid="020b2873" fo:hyphenate="true" fo:hyphenation-remain-char-count="2" fo:hyphenation-push-char-count="3"/>
    </style:style>
    <style:style style:name="P24" style:family="paragraph" style:parent-style-name="jil_5f_body">
      <style:paragraph-properties fo:margin-left="0cm" fo:margin-right="0cm" fo:margin-top="0.101cm" fo:margin-bottom="0.101cm" style:contextual-spacing="false" fo:line-height="125%" fo:hyphenation-ladder-count="no-limit" fo:text-indent="0.4cm" style:auto-text-indent="false" style:punctuation-wrap="simple"/>
      <style:text-properties officeooo:paragraph-rsid="020cc8f0" fo:hyphenate="true" fo:hyphenation-remain-char-count="2" fo:hyphenation-push-char-count="3"/>
    </style:style>
    <style:style style:name="P25" style:family="paragraph" style:parent-style-name="jil_5f_body">
      <style:paragraph-properties fo:margin-left="0cm" fo:margin-right="0cm" fo:margin-top="0.101cm" fo:margin-bottom="0.101cm" style:contextual-spacing="false" fo:line-height="125%" fo:hyphenation-ladder-count="no-limit" fo:text-indent="0.4cm" style:auto-text-indent="false" style:punctuation-wrap="simple"/>
      <style:text-properties officeooo:rsid="01959590" officeooo:paragraph-rsid="018fedff" fo:hyphenate="true" fo:hyphenation-remain-char-count="2" fo:hyphenation-push-char-count="3"/>
    </style:style>
    <style:style style:name="P26" style:family="paragraph" style:parent-style-name="jil_5f_body">
      <style:paragraph-properties fo:margin-left="0cm" fo:margin-right="0cm" fo:text-indent="0cm" style:auto-text-indent="false"/>
      <style:text-properties officeooo:rsid="012f2029"/>
    </style:style>
    <style:style style:name="P27" style:family="paragraph" style:parent-style-name="jil_5f_body">
      <style:paragraph-properties fo:margin-left="0cm" fo:margin-right="0cm" fo:margin-top="0.101cm" fo:margin-bottom="0.101cm" style:contextual-spacing="false" fo:line-height="125%" fo:hyphenation-ladder-count="no-limit" fo:text-indent="0cm" style:auto-text-indent="false" style:punctuation-wrap="simple"/>
      <style:text-properties fo:language="zh" fo:country="CN" officeooo:paragraph-rsid="018fedff" fo:hyphenate="true" fo:hyphenation-remain-char-count="2" fo:hyphenation-push-char-count="3"/>
    </style:style>
    <style:style style:name="P28" style:family="paragraph" style:parent-style-name="jil_5f_body_5f_code">
      <style:text-properties fo:language="zh" fo:country="CN"/>
    </style:style>
    <style:style style:name="P29" style:family="paragraph" style:parent-style-name="jil_5f_body_5f_code">
      <style:text-properties fo:language="zh" fo:country="CN" officeooo:rsid="01c38817" officeooo:paragraph-rsid="01df380c"/>
    </style:style>
    <style:style style:name="P30" style:family="paragraph" style:parent-style-name="jil_5f_body_5f_code">
      <style:text-properties officeooo:rsid="016d28f1"/>
    </style:style>
    <style:style style:name="P31" style:family="paragraph" style:parent-style-name="jil_5f_title_5f_2">
      <style:text-properties officeooo:rsid="016d28f1"/>
    </style:style>
    <style:style style:name="P32" style:family="paragraph" style:parent-style-name="jil_5f_title_5f_2">
      <style:text-properties officeooo:rsid="0160bed2" officeooo:paragraph-rsid="01c617fc"/>
    </style:style>
    <style:style style:name="P33" style:family="paragraph" style:parent-style-name="Table_20_Contents">
      <style:paragraph-properties fo:text-align="justify" style:justify-single-word="false"/>
      <style:text-properties style:font-name="Book Antiqua" fo:font-size="10pt" style:font-name-asian="宋体1" style:font-size-asian="10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Book Antiqua" fo:font-size="10pt" officeooo:paragraph-rsid="019d0ab8" style:font-name-asian="宋体1" style:font-size-asian="10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Book Antiqua" fo:font-size="10pt" officeooo:paragraph-rsid="01acfc2c" style:font-name-asian="宋体1" style:font-size-asian="10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Book Antiqua" fo:font-size="10pt" officeooo:paragraph-rsid="0210b05a" style:font-name-asian="宋体1" style:font-size-asian="10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Book Antiqua" fo:font-size="10pt" officeooo:rsid="019d0ab8" officeooo:paragraph-rsid="019d0ab8" style:font-name-asian="宋体1" style:font-size-asian="10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Book Antiqua" fo:font-size="10pt" officeooo:rsid="01acfc2c" officeooo:paragraph-rsid="01acfc2c" style:font-name-asian="宋体1" style:font-size-asian="10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Book Antiqua" fo:font-size="10pt" officeooo:rsid="01b378e6" officeooo:paragraph-rsid="01b378e6" style:font-name-asian="宋体1" style:font-size-asian="10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Book Antiqua" fo:font-size="10pt" officeooo:rsid="0210b05a" officeooo:paragraph-rsid="0210b05a" style:font-name-asian="宋体1" style:font-size-asian="10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Book Antiqua" fo:font-size="10pt" officeooo:rsid="0210f2df" officeooo:paragraph-rsid="0210f2df" style:font-name-asian="宋体1" style:font-size-asian="10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Book Antiqua" fo:font-size="10pt" officeooo:rsid="02128b6a" officeooo:paragraph-rsid="02128b6a" style:font-name-asian="宋体1" style:font-size-asian="10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Book Antiqua" fo:font-size="10pt" officeooo:rsid="02148b20" officeooo:paragraph-rsid="02148b20" style:font-name-asian="宋体1" style:font-size-asian="10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Book Antiqua" fo:font-size="10pt" officeooo:rsid="021509dc" officeooo:paragraph-rsid="021509dc" style:font-name-asian="宋体1" style:font-size-asian="10pt" style:font-size-complex="12pt"/>
    </style:style>
    <style:style style:name="P45" style:family="paragraph" style:parent-style-name="jil_5f_title_5f_3">
      <style:text-properties officeooo:rsid="014e3fd6"/>
    </style:style>
    <style:style style:name="P46" style:family="paragraph" style:parent-style-name="jil_5f_title_5f_3">
      <style:text-properties officeooo:rsid="016d28f1"/>
    </style:style>
    <style:style style:name="P47" style:family="paragraph" style:parent-style-name="jil_5f_title_5f_3">
      <style:text-properties officeooo:rsid="021dd62b" officeooo:paragraph-rsid="021dd62b"/>
    </style:style>
    <style:style style:name="P48" style:family="paragraph" style:parent-style-name="jil_5f_table_5f_body_5f_bold">
      <style:text-properties officeooo:rsid="019d0ab8"/>
    </style:style>
    <style:style style:name="P49" style:family="paragraph" style:parent-style-name="jil_5f_table_5f_body_5f_bold">
      <style:text-properties officeooo:rsid="01ac204c" officeooo:paragraph-rsid="01ac204c"/>
    </style:style>
    <style:style style:name="P50" style:family="paragraph" style:parent-style-name="jil_5f_table_5f_body">
      <style:text-properties officeooo:rsid="01ee4115"/>
    </style:style>
    <style:style style:name="P51" style:family="paragraph" style:parent-style-name="Standard">
      <style:text-properties fo:language="zh" fo:country="CN"/>
    </style:style>
    <style:style style:name="P52" style:family="paragraph" style:parent-style-name="Standard">
      <style:text-properties fo:color="#000000" fo:font-size="12pt" fo:language="zh" fo:country="CN" officeooo:rsid="00856d5d" officeooo:paragraph-rsid="021f5ab1" style:font-size-asian="12pt"/>
    </style:style>
    <style:style style:name="P53" style:family="paragraph" style:parent-style-name="jil_5f_body" style:list-style-name="List_20_1">
      <style:text-properties officeooo:paragraph-rsid="0208f748"/>
    </style:style>
    <style:style style:name="P54" style:family="paragraph" style:parent-style-name="jil_5f_body">
      <style:text-properties officeooo:rsid="02212f6b" officeooo:paragraph-rsid="02212f6b"/>
    </style:style>
    <style:style style:name="P55" style:family="paragraph" style:parent-style-name="jil_5f_body">
      <style:text-properties officeooo:rsid="0222de8b" officeooo:paragraph-rsid="0222de8b"/>
    </style:style>
    <style:style style:name="P56" style:family="paragraph" style:parent-style-name="jil_5f_body">
      <style:text-properties fo:language="zh" fo:country="CN"/>
    </style:style>
    <style:style style:name="P57" style:family="paragraph" style:parent-style-name="jil_5f_body">
      <style:text-properties officeooo:rsid="021f5ab1" officeooo:paragraph-rsid="021f5ab1"/>
    </style:style>
    <style:style style:name="P58" style:family="paragraph" style:parent-style-name="jil_5f_body">
      <style:text-properties fo:color="#000000" fo:font-size="12pt" fo:language="zh" fo:country="CN" officeooo:rsid="022046d5" officeooo:paragraph-rsid="022046d5" style:font-size-asian="12pt"/>
    </style:style>
    <style:style style:name="P59" style:family="paragraph" style:parent-style-name="jil_5f_title" style:master-page-name="Standard">
      <style:paragraph-properties style:page-number="auto"/>
    </style:style>
    <style:style style:name="P60" style:family="paragraph" style:parent-style-name="jil_5f_body_5f_list_5f__2a_">
      <style:text-properties officeooo:paragraph-rsid="01f294b4"/>
    </style:style>
    <style:style style:name="P61" style:family="paragraph" style:parent-style-name="jil_5f_body_5f_list_5f__2a_">
      <style:text-properties fo:color="#0000ff"/>
    </style:style>
    <style:style style:name="P62" style:family="paragraph" style:parent-style-name="jil_5f_body_5f_list_5f__2a_">
      <style:text-properties fo:color="#0000ff" officeooo:rsid="01feedaf"/>
    </style:style>
    <style:style style:name="P63" style:family="paragraph" style:parent-style-name="jil_5f_body_5f_list_5f__2a_">
      <style:text-properties fo:color="#0000ff" officeooo:rsid="01feedaf" officeooo:paragraph-rsid="01feedaf"/>
    </style:style>
    <style:style style:name="P64" style:family="paragraph" style:parent-style-name="jil_5f_body_5f_list_5f__2a_">
      <style:text-properties officeooo:paragraph-rsid="020059af"/>
    </style:style>
    <style:style style:name="P65" style:family="paragraph" style:parent-style-name="jil_5f_body_5f_list_5f__2a_">
      <style:text-properties officeooo:rsid="01feedaf"/>
    </style:style>
    <style:style style:name="P66" style:family="paragraph" style:parent-style-name="jil_5f_body_5f_list_5f__2a_">
      <style:text-properties officeooo:rsid="01feedaf" officeooo:paragraph-rsid="020059af"/>
    </style:style>
    <style:style style:name="P67" style:family="paragraph" style:parent-style-name="jil_5f_body_5f_list_5f__2a_">
      <style:text-properties officeooo:rsid="02073d14" officeooo:paragraph-rsid="02073d14"/>
    </style:style>
    <style:style style:name="P68" style:family="paragraph" style:parent-style-name="jil_5f_body_5f_list_5f__2a_">
      <style:text-properties officeooo:rsid="016d28f1"/>
    </style:style>
    <style:style style:name="P69" style:family="paragraph" style:parent-style-name="jil_5f_title_5f_3">
      <style:text-properties officeooo:rsid="022046d5"/>
    </style:style>
    <style:style style:name="P70" style:family="paragraph" style:parent-style-name="jil_5f_title_5f_3">
      <style:text-properties officeooo:rsid="021f5ab1"/>
    </style:style>
    <style:style style:name="P71" style:family="paragraph" style:parent-style-name="jil_5f_body_5f_code">
      <style:text-properties fo:language="zh" fo:country="CN"/>
    </style:style>
    <style:style style:name="P72" style:family="paragraph" style:parent-style-name="jil_5f_body_5f_code">
      <style:text-properties fo:language="zh" fo:country="CN" officeooo:rsid="0222de8b" officeooo:paragraph-rsid="0222de8b"/>
    </style:style>
    <style:style style:name="T1" style:family="text">
      <style:text-properties officeooo:rsid="014e3fd6"/>
    </style:style>
    <style:style style:name="T2" style:family="text">
      <style:text-properties officeooo:rsid="014efc1b"/>
    </style:style>
    <style:style style:name="T3" style:family="text">
      <style:text-properties officeooo:rsid="014ffe20"/>
    </style:style>
    <style:style style:name="T4" style:family="text">
      <style:text-properties officeooo:rsid="0150ef0b"/>
    </style:style>
    <style:style style:name="T5" style:family="text">
      <style:text-properties officeooo:rsid="015203c5"/>
    </style:style>
    <style:style style:name="T6" style:family="text">
      <style:text-properties officeooo:rsid="0152c92a"/>
    </style:style>
    <style:style style:name="T7" style:family="text">
      <style:text-properties officeooo:rsid="0154be39"/>
    </style:style>
    <style:style style:name="T8" style:family="text">
      <style:text-properties officeooo:rsid="01565905"/>
    </style:style>
    <style:style style:name="T9" style:family="text">
      <style:text-properties officeooo:rsid="0156a6cb"/>
    </style:style>
    <style:style style:name="T10" style:family="text">
      <style:text-properties officeooo:rsid="01582993"/>
    </style:style>
    <style:style style:name="T11" style:family="text">
      <style:text-properties officeooo:rsid="01590874"/>
    </style:style>
    <style:style style:name="T12" style:family="text">
      <style:text-properties officeooo:rsid="015b02d9"/>
    </style:style>
    <style:style style:name="T13" style:family="text">
      <style:text-properties officeooo:rsid="015be88a"/>
    </style:style>
    <style:style style:name="T14" style:family="text">
      <style:text-properties officeooo:rsid="015db805"/>
    </style:style>
    <style:style style:name="T15" style:family="text">
      <style:text-properties officeooo:rsid="0160bed2"/>
    </style:style>
    <style:style style:name="T16" style:family="text">
      <style:text-properties officeooo:rsid="0160e88f"/>
    </style:style>
    <style:style style:name="T17" style:family="text">
      <style:text-properties officeooo:rsid="0162a8f6"/>
    </style:style>
    <style:style style:name="T18" style:family="text">
      <style:text-properties officeooo:rsid="0164289c"/>
    </style:style>
    <style:style style:name="T19" style:family="text">
      <style:text-properties officeooo:rsid="0165fcb3"/>
    </style:style>
    <style:style style:name="T20" style:family="text">
      <style:text-properties officeooo:rsid="0169135b"/>
    </style:style>
    <style:style style:name="T21" style:family="text">
      <style:text-properties officeooo:rsid="016d28f1"/>
    </style:style>
    <style:style style:name="T22" style:family="text">
      <style:text-properties officeooo:rsid="0178ce3e"/>
    </style:style>
    <style:style style:name="T23" style:family="text">
      <style:text-properties officeooo:rsid="01800c73"/>
    </style:style>
    <style:style style:name="T24" style:family="text">
      <style:text-properties officeooo:rsid="018b10ef"/>
    </style:style>
    <style:style style:name="T25" style:family="text">
      <style:text-properties officeooo:rsid="018fe32c"/>
    </style:style>
    <style:style style:name="T26" style:family="text">
      <style:text-properties style:font-name="Book Antiqua" fo:font-size="10pt" fo:language="en" fo:country="US" officeooo:rsid="018fe32c" style:font-name-asian="宋体1" style:font-size-asian="10pt" style:language-asian="zh" style:country-asian="CN" style:font-size-complex="12pt"/>
    </style:style>
    <style:style style:name="T27" style:family="text">
      <style:text-properties style:font-name="Book Antiqua" fo:font-size="10pt" fo:language="en" fo:country="US" officeooo:rsid="018b10ef" style:font-name-asian="宋体1" style:font-size-asian="10pt" style:language-asian="zh" style:country-asian="CN" style:font-size-complex="12pt"/>
    </style:style>
    <style:style style:name="T28" style:family="text">
      <style:text-properties style:font-name="Book Antiqua" fo:font-size="10pt" fo:language="en" fo:country="US" officeooo:rsid="018db4c2" style:font-name-asian="宋体1" style:font-size-asian="10pt" style:language-asian="zh" style:country-asian="CN" style:font-size-complex="12pt"/>
    </style:style>
    <style:style style:name="T29" style:family="text">
      <style:text-properties style:font-name="Book Antiqua" fo:font-size="10pt" fo:language="en" fo:country="US" officeooo:rsid="018cd0b9" style:font-name-asian="宋体1" style:font-size-asian="10pt" style:language-asian="zh" style:country-asian="CN" style:font-size-complex="12pt"/>
    </style:style>
    <style:style style:name="T30" style:family="text">
      <style:text-properties style:font-name="Book Antiqua" fo:font-size="10pt" fo:language="en" fo:country="US" officeooo:rsid="018ded2c" style:font-name-asian="宋体1" style:font-size-asian="10pt" style:language-asian="zh" style:country-asian="CN" style:font-size-complex="12pt"/>
    </style:style>
    <style:style style:name="T31" style:family="text">
      <style:text-properties style:font-name="Book Antiqua" fo:font-size="10pt" fo:language="en" fo:country="US" officeooo:rsid="01900dd2" style:font-name-asian="宋体1" style:font-size-asian="10pt" style:language-asian="zh" style:country-asian="CN" style:font-size-complex="12pt"/>
    </style:style>
    <style:style style:name="T32" style:family="text">
      <style:text-properties style:font-name="Book Antiqua" fo:font-size="10pt" fo:language="en" fo:country="US" officeooo:rsid="01919425" style:font-name-asian="宋体1" style:font-size-asian="10pt" style:language-asian="zh" style:country-asian="CN" style:font-size-complex="12pt"/>
    </style:style>
    <style:style style:name="T33" style:family="text">
      <style:text-properties style:font-name="Book Antiqua" fo:font-size="10pt" fo:language="en" fo:country="US" officeooo:rsid="01938229" style:font-name-asian="宋体1" style:font-size-asian="10pt" style:language-asian="zh" style:country-asian="CN" style:font-size-complex="12pt"/>
    </style:style>
    <style:style style:name="T34" style:family="text">
      <style:text-properties style:font-name="Book Antiqua" fo:font-size="10pt" fo:language="en" fo:country="US" officeooo:rsid="0194faf1" style:font-name-asian="宋体1" style:font-size-asian="10pt" style:language-asian="zh" style:country-asian="CN" style:font-size-complex="12pt"/>
    </style:style>
    <style:style style:name="T35" style:family="text">
      <style:text-properties style:font-name="Book Antiqua" fo:font-size="10pt" fo:language="en" fo:country="US" officeooo:rsid="019f9541" style:font-name-asian="宋体1" style:font-size-asian="10pt" style:language-asian="zh" style:country-asian="CN" style:font-size-complex="12pt"/>
    </style:style>
    <style:style style:name="T36" style:family="text">
      <style:text-properties style:font-name="Book Antiqua" fo:font-size="10pt" fo:language="en" fo:country="US" officeooo:rsid="01a19c4d" style:font-name-asian="宋体1" style:font-size-asian="10pt" style:language-asian="zh" style:country-asian="CN" style:font-size-complex="12pt"/>
    </style:style>
    <style:style style:name="T37" style:family="text">
      <style:text-properties style:font-name="Book Antiqua" fo:font-size="10pt" fo:language="en" fo:country="US" officeooo:rsid="01a411ed" style:font-name-asian="宋体1" style:font-size-asian="10pt" style:language-asian="zh" style:country-asian="CN" style:font-size-complex="12pt"/>
    </style:style>
    <style:style style:name="T38" style:family="text">
      <style:text-properties style:font-name="Book Antiqua" fo:font-size="10pt" fo:language="en" fo:country="US" officeooo:rsid="01b08f63" style:font-name-asian="宋体1" style:font-size-asian="10pt" style:language-asian="zh" style:country-asian="CN" style:font-size-complex="12pt"/>
    </style:style>
    <style:style style:name="T39" style:family="text">
      <style:text-properties style:font-name="Book Antiqua" fo:font-size="10pt" fo:language="en" fo:country="US" officeooo:rsid="01b211d8" style:font-name-asian="宋体1" style:font-size-asian="10pt" style:language-asian="zh" style:country-asian="CN" style:font-size-complex="12pt"/>
    </style:style>
    <style:style style:name="T40" style:family="text">
      <style:text-properties style:font-name="Book Antiqua" fo:font-size="10pt" fo:language="en" fo:country="US" officeooo:rsid="01b378e6" style:font-name-asian="宋体1" style:font-size-asian="10pt" style:language-asian="zh" style:country-asian="CN" style:font-size-complex="12pt"/>
    </style:style>
    <style:style style:name="T41" style:family="text">
      <style:text-properties style:font-name="Book Antiqua" fo:font-size="10pt" fo:language="en" fo:country="US" officeooo:rsid="01cf646b" style:font-name-asian="宋体1" style:font-size-asian="10pt" style:language-asian="zh" style:country-asian="CN" style:font-size-complex="12pt"/>
    </style:style>
    <style:style style:name="T42" style:family="text">
      <style:text-properties style:font-name="Book Antiqua" fo:font-size="10pt" fo:language="en" fo:country="US" officeooo:rsid="01988aae" style:font-name-asian="宋体1" style:font-size-asian="10pt" style:language-asian="zh" style:country-asian="CN" style:font-size-complex="12pt"/>
    </style:style>
    <style:style style:name="T43" style:family="text">
      <style:text-properties style:font-name="Book Antiqua" fo:font-size="10pt" fo:language="en" fo:country="US" officeooo:rsid="019a18c5" style:font-name-asian="宋体1" style:font-size-asian="10pt" style:language-asian="zh" style:country-asian="CN" style:font-size-complex="12pt"/>
    </style:style>
    <style:style style:name="T44" style:family="text">
      <style:text-properties style:font-name="Book Antiqua" fo:font-size="10pt" fo:language="en" fo:country="US" officeooo:rsid="01892b3c" style:font-name-asian="宋体1" style:font-size-asian="10pt" style:language-asian="zh" style:country-asian="CN" style:font-size-complex="12pt"/>
    </style:style>
    <style:style style:name="T45" style:family="text">
      <style:text-properties style:font-name="Book Antiqua" fo:font-size="10pt" fo:language="en" fo:country="US" officeooo:rsid="0208f748" style:font-name-asian="宋体1" style:font-size-asian="10pt" style:language-asian="zh" style:country-asian="CN" style:font-size-complex="12pt"/>
    </style:style>
    <style:style style:name="T46" style:family="text">
      <style:text-properties style:font-name="Book Antiqua" fo:font-size="10pt" fo:language="en" fo:country="US" officeooo:rsid="020cc8f0" style:font-name-asian="宋体1" style:font-size-asian="10pt" style:language-asian="zh" style:country-asian="CN" style:font-size-complex="12pt"/>
    </style:style>
    <style:style style:name="T47" style:family="text">
      <style:text-properties style:font-name="Book Antiqua" fo:font-size="10pt" fo:language="en" fo:country="US" officeooo:rsid="020e7414" style:font-name-asian="宋体1" style:font-size-asian="10pt" style:language-asian="zh" style:country-asian="CN" style:font-size-complex="12pt"/>
    </style:style>
    <style:style style:name="T48" style:family="text">
      <style:text-properties style:font-name="Book Antiqua" fo:font-size="10pt" fo:language="en" fo:country="US" officeooo:rsid="021608c1" style:font-name-asian="宋体1" style:font-size-asian="10pt" style:language-asian="zh" style:country-asian="CN" style:font-size-complex="12pt"/>
    </style:style>
    <style:style style:name="T49" style:family="text">
      <style:text-properties officeooo:rsid="019d0ab8"/>
    </style:style>
    <style:style style:name="T50" style:family="text">
      <style:text-properties officeooo:rsid="01acfc2c"/>
    </style:style>
    <style:style style:name="T51" style:family="text">
      <style:text-properties officeooo:rsid="01ae5ad3"/>
    </style:style>
    <style:style style:name="T52" style:family="text">
      <style:text-properties officeooo:rsid="01b7ea19"/>
    </style:style>
    <style:style style:name="T53" style:family="text">
      <style:text-properties officeooo:rsid="01bb31a8"/>
    </style:style>
    <style:style style:name="T54" style:family="text">
      <style:text-properties officeooo:rsid="01c1c438"/>
    </style:style>
    <style:style style:name="T55" style:family="text">
      <style:text-properties officeooo:rsid="01c38817"/>
    </style:style>
    <style:style style:name="T56" style:family="text">
      <style:text-properties officeooo:rsid="01c618f6"/>
    </style:style>
    <style:style style:name="T57" style:family="text">
      <style:text-properties officeooo:rsid="01cdc1e2"/>
    </style:style>
    <style:style style:name="T58" style:family="text">
      <style:text-properties officeooo:rsid="01cf646b"/>
    </style:style>
    <style:style style:name="T59" style:family="text">
      <style:text-properties officeooo:rsid="01d11689"/>
    </style:style>
    <style:style style:name="T60" style:family="text">
      <style:text-properties officeooo:rsid="01d1523e"/>
    </style:style>
    <style:style style:name="T61" style:family="text">
      <style:text-properties officeooo:rsid="01d2d2eb"/>
    </style:style>
    <style:style style:name="T62" style:family="text">
      <style:text-properties officeooo:rsid="01d3e1e9"/>
    </style:style>
    <style:style style:name="T63" style:family="text">
      <style:text-properties officeooo:rsid="01d52e1a"/>
    </style:style>
    <style:style style:name="T64" style:family="text">
      <style:text-properties officeooo:rsid="01d6efca"/>
    </style:style>
    <style:style style:name="T65" style:family="text">
      <style:text-properties officeooo:rsid="01d7a7f3"/>
    </style:style>
    <style:style style:name="T66" style:family="text">
      <style:text-properties officeooo:rsid="01d99dee"/>
    </style:style>
    <style:style style:name="T67" style:family="text">
      <style:text-properties officeooo:rsid="01dd90f4"/>
    </style:style>
    <style:style style:name="T68" style:family="text">
      <style:text-properties officeooo:rsid="01df380c"/>
    </style:style>
    <style:style style:name="T69" style:family="text">
      <style:text-properties officeooo:rsid="01e133c4"/>
    </style:style>
    <style:style style:name="T70" style:family="text">
      <style:text-properties officeooo:rsid="01e30c2e"/>
    </style:style>
    <style:style style:name="T71" style:family="text">
      <style:text-properties officeooo:rsid="01e7ee0f"/>
    </style:style>
    <style:style style:name="T72" style:family="text">
      <style:text-properties officeooo:rsid="01e9cbb6"/>
    </style:style>
    <style:style style:name="T73" style:family="text">
      <style:text-properties officeooo:rsid="01eae3b8"/>
    </style:style>
    <style:style style:name="T74" style:family="text">
      <style:text-properties officeooo:rsid="01ece18b"/>
    </style:style>
    <style:style style:name="T75" style:family="text">
      <style:text-properties officeooo:rsid="01ee4115"/>
    </style:style>
    <style:style style:name="T76" style:family="text">
      <style:text-properties officeooo:rsid="01f294b4"/>
    </style:style>
    <style:style style:name="T77" style:family="text">
      <style:text-properties officeooo:rsid="01f3bdbf"/>
    </style:style>
    <style:style style:name="T78" style:family="text">
      <style:text-properties officeooo:rsid="01f3d101"/>
    </style:style>
    <style:style style:name="T79" style:family="text">
      <style:text-properties officeooo:rsid="01f87edb"/>
    </style:style>
    <style:style style:name="T80" style:family="text">
      <style:text-properties officeooo:rsid="01fa2455"/>
    </style:style>
    <style:style style:name="T81" style:family="text">
      <style:text-properties officeooo:rsid="01fa28fe"/>
    </style:style>
    <style:style style:name="T82" style:family="text">
      <style:text-properties officeooo:rsid="01fca6d4"/>
    </style:style>
    <style:style style:name="T83" style:family="text">
      <style:text-properties officeooo:rsid="01feedaf"/>
    </style:style>
    <style:style style:name="T84" style:family="text">
      <style:text-properties officeooo:rsid="020059af"/>
    </style:style>
    <style:style style:name="T85" style:family="text">
      <style:text-properties officeooo:rsid="02033508"/>
    </style:style>
    <style:style style:name="T86" style:family="text">
      <style:text-properties officeooo:rsid="020530fe"/>
    </style:style>
    <style:style style:name="T87" style:family="text">
      <style:text-properties officeooo:rsid="020750e5"/>
    </style:style>
    <style:style style:name="T88" style:family="text">
      <style:text-properties officeooo:rsid="020e7414"/>
    </style:style>
    <style:style style:name="T89" style:family="text">
      <style:text-properties officeooo:rsid="020ecf77"/>
    </style:style>
    <style:style style:name="T90" style:family="text">
      <style:text-properties officeooo:rsid="020f56c1"/>
    </style:style>
    <style:style style:name="T91" style:family="text">
      <style:text-properties fo:language="zh" fo:country="CN"/>
    </style:style>
    <style:style style:name="T92" style:family="text">
      <style:text-properties officeooo:rsid="021af5db"/>
    </style:style>
    <style:style style:name="T93" style:family="text">
      <style:text-properties officeooo:rsid="021b49d3"/>
    </style:style>
    <style:style style:name="T94" style:family="text">
      <style:text-properties officeooo:rsid="022046d5"/>
    </style:style>
    <style:style style:name="T95" style:family="text">
      <style:text-properties officeooo:rsid="02212f6b"/>
    </style:style>
    <style:style style:name="T96" style:family="text">
      <style:text-properties officeooo:rsid="0223c1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96">Command and </text:span>binding</text:p>
      <text:p text:style-name="P12"><text:span text:style-name="T15">所有的编辑操作，所有的菜单项，</text:span><text:span text:style-name="T90">或者说所有的命令，</text:span><text:span text:style-name="T15">都可以</text:span><text:span text:style-name="T16">通过</text:span><text:span text:style-name="T15">配置</text:span><text:span text:style-name="T16">文件重新</text:span><text:span text:style-name="T15">绑定。</text:span></text:p>
      <text:p text:style-name="P32">Command</text:p>
      <text:p text:style-name="P13"><text:span text:style-name="T17">Binding</text:span><text:span text:style-name="T54">（</text:span><text:span text:style-name="T17">或称Key Binding</text:span><text:span text:style-name="T54">）</text:span><text:span text:style-name="T17">，用于绑定</text:span><text:span text:style-name="jil_5f_body_5f_blue">快捷键</text:span><text:span text:style-name="T17">到相应的行为。</text:span><text:span text:style-name="T79">这个</text:span><text:span text:style-name="T17">行为称为</text:span><text:span text:style-name="T94">c</text:span><text:span text:style-name="T17">ommand，执行</text:span><text:span text:style-name="T94">c</text:span><text:span text:style-name="T17">ommand的函数，称为</text:span><text:span text:style-name="T19">C</text:span><text:span text:style-name="T17">ommand </text:span><text:span text:style-name="T19">F</text:span><text:span text:style-name="T17">unction。</text:span></text:p>
      <text:p text:style-name="P16"><text:span text:style-name="T18">Command</text:span><text:span text:style-name="T56">可</text:span><text:span text:style-name="T20">分</text:span><text:span text:style-name="T76">为两类：</text:span></text:p>
      <text:list xml:id="list1381512703408403936" text:style-name="List_20_1">
        <text:list-item>
          <text:p text:style-name="P60"><text:span text:style-name="T20">需要操作</text:span><text:span text:style-name="T52">文本 </text:span><text:span text:style-name="T77">（Text Command）</text:span></text:p>
        </text:list-item>
        <text:list-item>
          <text:p text:style-name="P60"><text:span text:style-name="T76">不需操作文本 </text:span><text:span text:style-name="T77">（Void Command</text:span><text:span text:style-name="T80">，Void这个名字不</text:span><text:span text:style-name="T81">太</text:span><text:span text:style-name="T80">好，但是</text:span><text:span text:style-name="T81">也没有</text:span><text:span text:style-name="T80">更好的</text:span><text:span text:style-name="T77">）</text:span></text:p>
        </text:list-item>
      </text:list>
      <text:p text:style-name="P18">不论Text还是Void，Command都可以有或没有菜单。</text:p>
      <text:p text:style-name="P17"><text:span text:style-name="T78">详见</text:span><text:span text:style-name="T57">下表</text:span><text:span text:style-name="T53">：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jil_5f_table_5f_body_5f_bold"/>
          </table:table-cell>
          <table:table-cell table:style-name="Table2.A1" office:value-type="string">
            <text:p text:style-name="jil_5f_table_5f_body_5f_bold">操作文本</text:p>
          </table:table-cell>
          <table:table-cell table:style-name="Table2.A1" office:value-type="string">
            <text:p text:style-name="jil_5f_table_5f_body_5f_bold">显示菜单</text:p>
          </table:table-cell>
          <table:table-cell table:style-name="Table2.D1" office:value-type="string">
            <text:p text:style-name="jil_5f_table_5f_body_5f_bold">例子</text:p>
          </table:table-cell>
        </table:table-row>
        <table:table-row>
          <table:table-cell table:style-name="Table2.A2" table:number-rows-spanned="2" office:value-type="string">
            <text:p text:style-name="P50">Text Command</text:p>
          </table:table-cell>
          <table:table-cell table:style-name="Table2.B3" table:number-rows-spanned="2" office:value-type="string">
            <text:p text:style-name="jil_5f_table_5f_body">Y</text:p>
          </table:table-cell>
          <table:table-cell table:style-name="Table2.C2" office:value-type="string">
            <text:p text:style-name="jil_5f_table_5f_body">N</text:p>
          </table:table-cell>
          <table:table-cell table:style-name="Table2.D2" office:value-type="string">
            <text:p text:style-name="jil_5f_table_5f_body">移动到下一行，删除下一个单词</text:p>
          </table:table-cell>
        </table:table-row>
        <table:table-row>
          <table:covered-table-cell/>
          <table:covered-table-cell/>
          <table:table-cell table:style-name="Table2.C4" office:value-type="string">
            <text:p text:style-name="jil_5f_table_5f_body">Y</text:p>
          </table:table-cell>
          <table:table-cell table:style-name="Table2.D4" office:value-type="string">
            <text:p text:style-name="jil_5f_table_5f_body">Undo/Redo</text:p>
          </table:table-cell>
        </table:table-row>
        <table:table-row>
          <table:table-cell table:style-name="Table2.A2" table:number-rows-spanned="2" office:value-type="string">
            <text:p text:style-name="P50">Void Command</text:p>
          </table:table-cell>
          <table:table-cell table:style-name="Table2.B5" table:number-rows-spanned="2" office:value-type="string">
            <text:p text:style-name="jil_5f_table_5f_body">N</text:p>
          </table:table-cell>
          <table:table-cell table:style-name="Table2.C4" office:value-type="string">
            <text:p text:style-name="jil_5f_table_5f_body">N</text:p>
          </table:table-cell>
          <table:table-cell table:style-name="Table2.D4" office:value-type="string">
            <text:p text:style-name="jil_5f_table_5f_body">Switch Page (Ctrl+Tab)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jil_5f_table_5f_body">Y</text:p>
          </table:table-cell>
          <table:table-cell table:style-name="Table2.D5" office:value-type="string">
            <text:p text:style-name="jil_5f_table_5f_body">新建、打开、关闭</text:p>
          </table:table-cell>
        </table:table-row>
      </table:table>
      <text:p text:style-name="P10"/>
      <text:p text:style-name="P14"><text:span text:style-name="T58">一个</text:span><text:span text:style-name="T67">C</text:span><text:span text:style-name="T58">ommand可以有多个快捷键，比如Ctrl+Y和Ctrl+Shift+Z可以同时绑定到</text:span><text:span text:style-name="T41">Re</text:span><text:span text:style-name="T58">do</text:span><text:span text:style-name="T59">。当然，</text:span><text:span text:style-name="T67">C</text:span><text:span text:style-name="T55">ommand</text:span><text:span text:style-name="T60">也可以没有</text:span><text:span text:style-name="T55">快捷键</text:span><text:span text:style-name="T61">，</text:span><text:span text:style-name="T55">没有快捷键的</text:span><text:span text:style-name="T67">C</text:span><text:span text:style-name="T55">ommand可以通过菜单触发</text:span><text:span text:style-name="T64">。</text:span><text:span text:style-name="jil_5f_body_5f_red"><text:span text:style-name="T66">（</text:span></text:span><text:span text:style-name="jil_5f_body_5f_red"><text:span text:style-name="T62">以后或许会有</text:span></text:span><text:span text:style-name="jil_5f_body_5f_red"><text:span text:style-name="T64">既无快捷键也无</text:span></text:span><text:span text:style-name="jil_5f_body_5f_red"><text:span text:style-name="T63">菜单</text:span></text:span><text:span text:style-name="jil_5f_body_5f_red"><text:span text:style-name="T67">的C</text:span></text:span><text:span text:style-name="jil_5f_body_5f_red"><text:span text:style-name="T62">ommand</text:span></text:span><text:span text:style-name="jil_5f_body_5f_red"><text:span text:style-name="T63">，那就需要</text:span></text:span><text:span text:style-name="jil_5f_body_5f_red"><text:span text:style-name="T67">C</text:span></text:span><text:span text:style-name="jil_5f_body_5f_red"><text:span text:style-name="T63">ommand </text:span></text:span><text:span text:style-name="jil_5f_body_5f_red"><text:span text:style-name="T67">L</text:span></text:span><text:span text:style-name="jil_5f_body_5f_red"><text:span text:style-name="T62">ine</text:span></text:span><text:span text:style-name="jil_5f_body_5f_red"><text:span text:style-name="T65">了</text:span></text:span><text:span text:style-name="jil_5f_body_5f_red"><text:span text:style-name="T55">。</text:span></text:span><text:span text:style-name="jil_5f_body_5f_red"><text:span text:style-name="T66">）</text:span></text:span></text:p>
      <text:p text:style-name="P11"><text:span text:style-name="T71">需要操作文本的Command，</text:span><text:span text:style-name="T72">对应的</text:span><text:span text:style-name="T70">Function</text:span><text:span text:style-name="T71">为</text:span><text:span text:style-name="T70">：</text:span></text:p>
      <text:p text:style-name="P29"><text:span text:style-name="keyword3_5f_cpp"><text:span text:style-name="T68">typedef</text:span></text:span><text:span text:style-name="T68"> boost</text:span><text:span text:style-name="symbol4_5f_cpp"><text:span text:style-name="T68">::</text:span></text:span><text:span text:style-name="member1_5f_cpp"><text:span text:style-name="T68">function</text:span></text:span><text:span text:style-name="symbol1_5f_cpp"><text:span text:style-name="T68">&lt;</text:span></text:span><text:span text:style-name="keyword3_5f_cpp"><text:span text:style-name="T68">void</text:span></text:span><text:span text:style-name="T68"> </text:span><text:span text:style-name="symbol0_5f_cpp"><text:span text:style-name="T68">(</text:span></text:span><text:span text:style-name="T68">TextWindow</text:span><text:span text:style-name="symbol2_5f_cpp"><text:span text:style-name="T68">*</text:span></text:span><text:span text:style-name="symbol0_5f_cpp"><text:span text:style-name="T68">)</text:span></text:span><text:span text:style-name="symbol1_5f_cpp"><text:span text:style-name="T68">&gt;</text:span></text:span><text:span text:style-name="T68"> TextFunc</text:span><text:span text:style-name="symbol4_5f_cpp"><text:span text:style-name="T68">;</text:span></text:span></text:p>
      <text:p text:style-name="P15"><text:span text:style-name="T71">不需操作文本的Command，</text:span><text:span text:style-name="T72">对应的</text:span><text:span text:style-name="T71">Function为：</text:span></text:p>
      <text:p text:style-name="P29"><text:span text:style-name="keyword3_5f_cpp"><text:span text:style-name="T68">typedef</text:span></text:span><text:span text:style-name="T68"> boost</text:span><text:span text:style-name="symbol4_5f_cpp"><text:span text:style-name="T68">::</text:span></text:span><text:span text:style-name="member1_5f_cpp"><text:span text:style-name="T68">function</text:span></text:span><text:span text:style-name="symbol1_5f_cpp"><text:span text:style-name="T68">&lt;</text:span></text:span><text:span text:style-name="keyword3_5f_cpp"><text:span text:style-name="T68">void</text:span></text:span><text:span text:style-name="T68"> </text:span><text:span text:style-name="symbol0_5f_cpp"><text:span text:style-name="T68">()</text:span></text:span><text:span text:style-name="symbol1_5f_cpp"><text:span text:style-name="T68">&gt;</text:span></text:span><text:span text:style-name="T68"> </text:span><text:span text:style-name="T69">Void</text:span><text:span text:style-name="T68">Func</text:span><text:span text:style-name="symbol4_5f_cpp"><text:span text:style-name="T68">;</text:span></text:span></text:p>
      <text:p text:style-name="jil_5f_body"><text:span text:style-name="T73">因为采用了boost::function，所以</text:span><text:span text:style-name="T74">它们</text:span><text:span text:style-name="T73">既可以是普通函数，也可以是类（functor）。</text:span></text:p>
      <text:p text:style-name="jil_5f_title_5f_3"><text:soft-page-break/><text:span text:style-name="T75">Text </text:span><text:span text:style-name="T82">Command</text:span></text:p>
      <text:p text:style-name="P19">Text Command有：</text:p>
      <text:list xml:id="list34317599" text:continue-numbering="true" text:style-name="List_20_1">
        <text:list-item>
          <text:p text:style-name="P61"><text:span text:style-name="T83">Mo</text:span><text:span text:style-name="T85">tion</text:span></text:p>
        </text:list-item>
        <text:list-item>
          <text:p text:style-name="P62">Delete</text:p>
        </text:list-item>
        <text:list-item>
          <text:p text:style-name="P62">Scroll</text:p>
        </text:list-item>
        <text:list-item>
          <text:p text:style-name="P63">Select</text:p>
        </text:list-item>
        <text:list-item>
          <text:p text:style-name="P64"><text:span text:style-name="T83">New Line Brea</text:span><text:span text:style-name="T84">k</text:span></text:p>
        </text:list-item>
        <text:list-item>
          <text:p text:style-name="P66">New Line Below</text:p>
        </text:list-item>
        <text:list-item>
          <text:p text:style-name="P65">New Line Above</text:p>
        </text:list-item>
        <text:list-item>
          <text:p text:style-name="P65">Undo</text:p>
        </text:list-item>
        <text:list-item>
          <text:p text:style-name="P65">Redo</text:p>
        </text:list-item>
        <text:list-item>
          <text:p text:style-name="P65">Cut</text:p>
        </text:list-item>
        <text:list-item>
          <text:p text:style-name="P65">Copy</text:p>
        </text:list-item>
        <text:list-item>
          <text:p text:style-name="P65">Paste</text:p>
        </text:list-item>
        <text:list-item>
          <text:p text:style-name="P65">Insert File</text:p>
        </text:list-item>
        <text:list-item>
          <text:p text:style-name="P65">Wrap</text:p>
        </text:list-item>
        <text:list-item>
          <text:p text:style-name="P67">etc.</text:p>
          <text:p text:style-name="P53"><text:span text:style-name="T86">其中Motion/Delete/Scroll/Select</text:span><text:span text:style-name="T88">这几个Command</text:span><text:span text:style-name="T86">较</text:span><text:span text:style-name="T87">为</text:span><text:span text:style-name="T86">特别。</text:span><text:span text:style-name="T45">它们</text:span><text:span text:style-name="T42">有一个共同点</text:span><text:span text:style-name="T43">：</text:span><text:span text:style-name="T27">都会用到</text:span><text:span text:style-name="T44">Text Unit</text:span><text:span text:style-name="T27">和</text:span><text:span text:style-name="T44">Seek Type</text:span><text:span text:style-name="T27">。</text:span></text:p>
        </text:list-item>
      </text:list>
      <text:p text:style-name="P21"><text:span text:style-name="T24">Text Unit定义了文本操作的单位，</text:span><text:span text:style-name="T25">Seek Type决定了如何定位这些单位文本。</text:span></text:p>
      <text:p text:style-name="P23"><text:span text:style-name="T26">Text Unit</text:span><text:span text:style-name="T27">分为：</text:span></text:p>
      <text:list xml:id="list34309599" text:continue-numbering="true" text:style-name="List_20_1">
        <text:list-item>
          <text:p text:style-name="jil_5f_body_5f_list_5f__2a_"><text:span text:style-name="T38">C</text:span><text:span text:style-name="T33">har（</text:span><text:span text:style-name="T28">字符</text:span><text:span text:style-name="T33">）</text:span></text:p>
        </text:list-item>
        <text:list-item>
          <text:p text:style-name="jil_5f_body_5f_list_5f__2a_"><text:span text:style-name="T38">W</text:span><text:span text:style-name="T33">ord（</text:span><text:span text:style-name="T28">单词</text:span><text:span text:style-name="T33">）</text:span></text:p>
        </text:list-item>
        <text:list-item>
          <text:p text:style-name="jil_5f_body_5f_list_5f__2a_"><text:span text:style-name="T38">L</text:span><text:span text:style-name="T33">ine（</text:span><text:span text:style-name="T28">行</text:span><text:span text:style-name="T33">）</text:span></text:p>
        </text:list-item>
        <text:list-item>
          <text:p text:style-name="jil_5f_body_5f_list_5f__2a_"><text:span text:style-name="T38">P</text:span><text:span text:style-name="T33">age（</text:span><text:span text:style-name="T28">页</text:span><text:span text:style-name="T33">）</text:span></text:p>
        </text:list-item>
        <text:list-item>
          <text:p text:style-name="jil_5f_body_5f_list_5f__2a_"><text:span text:style-name="T38">H</text:span><text:span text:style-name="T33">alf </text:span><text:span text:style-name="T38">P</text:span><text:span text:style-name="T33">age（</text:span><text:span text:style-name="T28">半页</text:span><text:span text:style-name="T33">）</text:span></text:p>
        </text:list-item>
        <text:list-item>
          <text:p text:style-name="jil_5f_body_5f_list_5f__2a_"><text:span text:style-name="T38">B</text:span><text:span text:style-name="T33">uffer（</text:span><text:span text:style-name="T29">整个文档</text:span><text:span text:style-name="T33">）</text:span></text:p>
        </text:list-item>
        <text:list-item>
          <text:p text:style-name="jil_5f_body_5f_list_5f__2a_"><text:soft-page-break/><text:span text:style-name="T38">S</text:span><text:span text:style-name="T33">elected（</text:span><text:span text:style-name="T29">选中</text:span><text:span text:style-name="T30">的</text:span><text:span text:style-name="T29">文本</text:span><text:span text:style-name="T33">）</text:span></text:p>
        </text:list-item>
      </text:list>
      <text:p text:style-name="P22">Seek Type分为：</text:p>
      <text:list xml:id="list34310598" text:continue-numbering="true" text:style-name="List_20_1">
        <text:list-item>
          <text:p text:style-name="jil_5f_body_5f_list_5f__2a_"><text:span text:style-name="T39">B</text:span><text:span text:style-name="T34">egin</text:span><text:span text:style-name="T33">（</text:span><text:span text:style-name="T31">首</text:span><text:span text:style-name="T33">）</text:span></text:p>
        </text:list-item>
        <text:list-item>
          <text:p text:style-name="jil_5f_body_5f_list_5f__2a_"><text:span text:style-name="T39">E</text:span><text:span text:style-name="T34">nd</text:span><text:span text:style-name="T33">（</text:span><text:span text:style-name="T31">尾</text:span><text:span text:style-name="T33">）</text:span></text:p>
        </text:list-item>
        <text:list-item>
          <text:p text:style-name="jil_5f_body_5f_list_5f__2a_"><text:span text:style-name="T39">P</text:span><text:span text:style-name="T33">rev（</text:span><text:span text:style-name="T31">上一个</text:span><text:span text:style-name="T33">）</text:span></text:p>
        </text:list-item>
        <text:list-item>
          <text:p text:style-name="jil_5f_body_5f_list_5f__2a_"><text:span text:style-name="T39">N</text:span><text:span text:style-name="T33">ext（</text:span><text:span text:style-name="T31">下一个</text:span><text:span text:style-name="T33">）</text:span></text:p>
        </text:list-item>
        <text:list-item>
          <text:p text:style-name="jil_5f_body_5f_list_5f__2a_"><text:span text:style-name="T39">W</text:span><text:span text:style-name="T33">hole（</text:span><text:span text:style-name="T32">整体</text:span><text:span text:style-name="T33">）</text:span></text:p>
        </text:list-item>
      </text:list>
      <text:p text:style-name="P24"><text:span text:style-name="T35">同</text:span><text:span text:style-name="T36">一种</text:span><text:span text:style-name="T47">Command</text:span><text:span text:style-name="T35">，组合不同的Text Unit和Seek Type，就可以衍生出不同的行为</text:span><text:span text:style-name="T46">（</text:span><text:span text:style-name="T37">可以把这种组合想象</text:span><text:span text:style-name="T40">成</text:span><text:span text:style-name="T46">不同参数的</text:span><text:span text:style-name="T37">函数</text:span><text:span text:style-name="T46">调用）</text:span><text:span text:style-name="T37">。</text:span><text:span text:style-name="T48">详见下表：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8">Command</text:p>
          </table:table-cell>
          <table:table-cell table:style-name="Table1.A1" office:value-type="string">
            <text:p text:style-name="P48">Text Unit</text:p>
          </table:table-cell>
          <table:table-cell table:style-name="Table1.A1" office:value-type="string">
            <text:p text:style-name="P48">Seek Type</text:p>
          </table:table-cell>
          <table:table-cell table:style-name="Table1.A1" office:value-type="string">
            <text:p text:style-name="jil_5f_table_5f_body_5f_bold"/>
          </table:table-cell>
          <table:table-cell table:style-name="Table1.E1" office:value-type="string">
            <text:p text:style-name="P49"><text:span text:style-name="T89">Default </text:span>Binding</text:p>
          </table:table-cell>
        </table:table-row>
        <table:table-row>
          <table:table-cell table:style-name="Table1.A2" table:number-rows-spanned="12" office:value-type="string">
            <text:p text:style-name="P37">Motion</text:p>
          </table:table-cell>
          <table:table-cell table:style-name="Table1.A2" office:value-type="string">
            <text:p text:style-name="P34"><text:span text:style-name="T51">C</text:span><text:span text:style-name="T49">har</text:span></text:p>
          </table:table-cell>
          <table:table-cell table:style-name="Table1.A2" office:value-type="string">
            <text:p text:style-name="P34"><text:span text:style-name="T51">P</text:span><text:span text:style-name="T49">rev</text:span></text:p>
          </table:table-cell>
          <table:table-cell table:style-name="Table1.A2" office:value-type="string">
            <text:p text:style-name="P37">移动到上一个字符</text:p>
          </table:table-cell>
          <table:table-cell table:style-name="Table1.E2" office:value-type="string">
            <text:p text:style-name="P38">Left</text:p>
          </table:table-cell>
        </table:table-row>
        <table:table-row>
          <table:covered-table-cell/>
          <table:table-cell table:style-name="Table1.A2" office:value-type="string">
            <text:p text:style-name="P34"><text:span text:style-name="T51">C</text:span><text:span text:style-name="T49">har</text:span></text:p>
          </table:table-cell>
          <table:table-cell table:style-name="Table1.A2" office:value-type="string">
            <text:p text:style-name="P34"><text:span text:style-name="T51">N</text:span><text:span text:style-name="T49">ext</text:span></text:p>
          </table:table-cell>
          <table:table-cell table:style-name="Table1.A2" office:value-type="string">
            <text:p text:style-name="P37">移动到下一个字符</text:p>
          </table:table-cell>
          <table:table-cell table:style-name="Table1.E2" office:value-type="string">
            <text:p text:style-name="P38">Right</text:p>
          </table:table-cell>
        </table:table-row>
        <table:table-row>
          <table:covered-table-cell/>
          <table:table-cell table:style-name="Table1.A2" office:value-type="string">
            <text:p text:style-name="P34"><text:span text:style-name="T51">W</text:span><text:span text:style-name="T49">ord</text:span></text:p>
          </table:table-cell>
          <table:table-cell table:style-name="Table1.A2" office:value-type="string">
            <text:p text:style-name="P34"><text:span text:style-name="T51">P</text:span><text:span text:style-name="T49">rev</text:span></text:p>
          </table:table-cell>
          <table:table-cell table:style-name="Table1.A2" office:value-type="string">
            <text:p text:style-name="P34"><text:span text:style-name="T49">移动到上一个</text:span><text:span text:style-name="T50">单词</text:span></text:p>
          </table:table-cell>
          <table:table-cell table:style-name="Table1.E2" office:value-type="string">
            <text:p text:style-name="P38">Ctrl+Left</text:p>
          </table:table-cell>
        </table:table-row>
        <table:table-row>
          <table:covered-table-cell/>
          <table:table-cell table:style-name="Table1.A2" office:value-type="string">
            <text:p text:style-name="P34"><text:span text:style-name="T51">W</text:span><text:span text:style-name="T49">ord</text:span></text:p>
          </table:table-cell>
          <table:table-cell table:style-name="Table1.A2" office:value-type="string">
            <text:p text:style-name="P34"><text:span text:style-name="T51">N</text:span><text:span text:style-name="T49">ext</text:span></text:p>
          </table:table-cell>
          <table:table-cell table:style-name="Table1.A2" office:value-type="string">
            <text:p text:style-name="P34"><text:span text:style-name="T49">移动到下一个</text:span><text:span text:style-name="T50">单词</text:span></text:p>
          </table:table-cell>
          <table:table-cell table:style-name="Table1.E2" office:value-type="string">
            <text:p text:style-name="P38">Ctrl+Right</text:p>
          </table:table-cell>
        </table:table-row>
        <table:table-row>
          <table:covered-table-cell/>
          <table:table-cell table:style-name="Table1.A2" office:value-type="string">
            <text:p text:style-name="P34"><text:span text:style-name="T51">L</text:span><text:span text:style-name="T49">ine</text:span></text:p>
          </table:table-cell>
          <table:table-cell table:style-name="Table1.A2" office:value-type="string">
            <text:p text:style-name="P34"><text:span text:style-name="T51">P</text:span><text:span text:style-name="T49">rev</text:span></text:p>
          </table:table-cell>
          <table:table-cell table:style-name="Table1.A2" office:value-type="string">
            <text:p text:style-name="P34"><text:span text:style-name="T49">移动到上一</text:span><text:span text:style-name="T50">行</text:span></text:p>
          </table:table-cell>
          <table:table-cell table:style-name="Table1.E2" office:value-type="string">
            <text:p text:style-name="P38">Up</text:p>
          </table:table-cell>
        </table:table-row>
        <table:table-row>
          <table:covered-table-cell/>
          <table:table-cell table:style-name="Table1.A2" office:value-type="string">
            <text:p text:style-name="P34"><text:span text:style-name="T51">L</text:span><text:span text:style-name="T49">ine</text:span></text:p>
          </table:table-cell>
          <table:table-cell table:style-name="Table1.A2" office:value-type="string">
            <text:p text:style-name="P34"><text:span text:style-name="T51">N</text:span><text:span text:style-name="T49">ext</text:span></text:p>
          </table:table-cell>
          <table:table-cell table:style-name="Table1.A2" office:value-type="string">
            <text:p text:style-name="P34"><text:span text:style-name="T49">移动到下一</text:span><text:span text:style-name="T50">行</text:span></text:p>
          </table:table-cell>
          <table:table-cell table:style-name="Table1.E2" office:value-type="string">
            <text:p text:style-name="P38">Down</text:p>
          </table:table-cell>
        </table:table-row>
        <table:table-row>
          <table:covered-table-cell/>
          <table:table-cell table:style-name="Table1.A2" office:value-type="string">
            <text:p text:style-name="P34"><text:span text:style-name="T51">L</text:span><text:span text:style-name="T49">ine</text:span></text:p>
          </table:table-cell>
          <table:table-cell table:style-name="Table1.A2" office:value-type="string">
            <text:p text:style-name="P34"><text:span text:style-name="T51">B</text:span><text:span text:style-name="T49">egin</text:span></text:p>
          </table:table-cell>
          <table:table-cell table:style-name="Table1.A2" office:value-type="string">
            <text:p text:style-name="P39">移动到行首</text:p>
          </table:table-cell>
          <table:table-cell table:style-name="Table1.E2" office:value-type="string">
            <text:p text:style-name="P39">Home</text:p>
          </table:table-cell>
        </table:table-row>
        <table:table-row>
          <table:covered-table-cell/>
          <table:table-cell table:style-name="Table1.A2" office:value-type="string">
            <text:p text:style-name="P34"><text:span text:style-name="T51">L</text:span><text:span text:style-name="T49">ine</text:span></text:p>
          </table:table-cell>
          <table:table-cell table:style-name="Table1.A2" office:value-type="string">
            <text:p text:style-name="P34"><text:span text:style-name="T51">E</text:span><text:span text:style-name="T49">nd</text:span></text:p>
          </table:table-cell>
          <table:table-cell table:style-name="Table1.A2" office:value-type="string">
            <text:p text:style-name="P39">移动到行尾</text:p>
          </table:table-cell>
          <table:table-cell table:style-name="Table1.E2" office:value-type="string">
            <text:p text:style-name="P39">End</text:p>
          </table:table-cell>
        </table:table-row>
        <table:table-row>
          <table:covered-table-cell/>
          <table:table-cell table:style-name="Table1.A2" office:value-type="string">
            <text:p text:style-name="P34"><text:span text:style-name="T51">B</text:span><text:span text:style-name="T49">uffer</text:span></text:p>
          </table:table-cell>
          <table:table-cell table:style-name="Table1.A2" office:value-type="string">
            <text:p text:style-name="P34"><text:span text:style-name="T51">B</text:span><text:span text:style-name="T49">egin</text:span></text:p>
          </table:table-cell>
          <table:table-cell table:style-name="Table1.A2" office:value-type="string">
            <text:p text:style-name="P39">移动到文档之首</text:p>
          </table:table-cell>
          <table:table-cell table:style-name="Table1.E2" office:value-type="string">
            <text:p text:style-name="P39">Ctrl+Home</text:p>
          </table:table-cell>
        </table:table-row>
        <table:table-row>
          <table:covered-table-cell/>
          <table:table-cell table:style-name="Table1.A2" office:value-type="string">
            <text:p text:style-name="P34"><text:span text:style-name="T51">B</text:span><text:span text:style-name="T49">uffer</text:span></text:p>
          </table:table-cell>
          <table:table-cell table:style-name="Table1.A2" office:value-type="string">
            <text:p text:style-name="P34"><text:span text:style-name="T51">E</text:span><text:span text:style-name="T49">nd</text:span></text:p>
          </table:table-cell>
          <table:table-cell table:style-name="Table1.A2" office:value-type="string">
            <text:p text:style-name="P39">移动到文档之尾</text:p>
          </table:table-cell>
          <table:table-cell table:style-name="Table1.E2" office:value-type="string">
            <text:p text:style-name="P39">Ctrl+End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51">S</text:span><text:span text:style-name="T50">elected</text:span></text:p>
          </table:table-cell>
          <table:table-cell table:style-name="Table1.A2" office:value-type="string">
            <text:p text:style-name="P35"><text:span text:style-name="T51">B</text:span><text:span text:style-name="T50">egin</text:span></text:p>
          </table:table-cell>
          <table:table-cell table:style-name="Table1.A2" office:value-type="string">
            <text:p text:style-name="P38">移动到选中文本之首</text:p>
          </table:table-cell>
          <table:table-cell table:style-name="Table1.E2" office:value-type="string">
            <text:p text:style-name="P39">Left</text:p>
          </table:table-cell>
        </table:table-row>
        <table:table-row>
          <table:covered-table-cell/>
          <table:table-cell table:style-name="Table1.A2" office:value-type="string">
            <text:p text:style-name="P35"><text:span text:style-name="T51">S</text:span><text:span text:style-name="T50">elected</text:span></text:p>
          </table:table-cell>
          <table:table-cell table:style-name="Table1.A2" office:value-type="string">
            <text:p text:style-name="P35"><text:span text:style-name="T51">E</text:span><text:span text:style-name="T50">nd</text:span></text:p>
          </table:table-cell>
          <table:table-cell table:style-name="Table1.A2" office:value-type="string">
            <text:p text:style-name="P38">移动到选中文本之尾</text:p>
          </table:table-cell>
          <table:table-cell table:style-name="Table1.E2" office:value-type="string">
            <text:p text:style-name="P39">Right</text:p>
          </table:table-cell>
        </table:table-row>
        <table:table-row>
          <table:table-cell table:style-name="Table1.A21" table:number-rows-spanned="8" office:value-type="string">
            <text:p text:style-name="P38">Delete</text:p>
          </table:table-cell>
          <table:table-cell table:style-name="Table1.B20" office:value-type="string">
            <text:p text:style-name="P34"><text:span text:style-name="T51">C</text:span><text:span text:style-name="T49">har</text:span></text:p>
          </table:table-cell>
          <table:table-cell table:style-name="Table1.C14" office:value-type="string">
            <text:p text:style-name="P34"><text:span text:style-name="T51">P</text:span><text:span text:style-name="T49">rev</text:span></text:p>
          </table:table-cell>
          <table:table-cell table:style-name="Table1.D20" office:value-type="string">
            <text:p text:style-name="P33"/>
          </table:table-cell>
          <table:table-cell table:style-name="Table1.E14" office:value-type="string">
            <text:p text:style-name="P40">Back</text:p>
          </table:table-cell>
        </table:table-row>
        <table:table-row>
          <table:covered-table-cell/>
          <table:table-cell table:style-name="Table1.B20" office:value-type="string">
            <text:p text:style-name="P34"><text:span text:style-name="T51">C</text:span><text:span text:style-name="T49">har</text:span></text:p>
          </table:table-cell>
          <table:table-cell table:style-name="Table1.C15" office:value-type="string">
            <text:p text:style-name="P34"><text:span text:style-name="T51">N</text:span><text:span text:style-name="T49">ext</text:span></text:p>
          </table:table-cell>
          <table:table-cell table:style-name="Table1.D20" office:value-type="string">
            <text:p text:style-name="P33"/>
          </table:table-cell>
          <table:table-cell table:style-name="Table1.E15" office:value-type="string">
            <text:p text:style-name="P40">Delete</text:p>
          </table:table-cell>
        </table:table-row>
        <table:table-row>
          <table:covered-table-cell/>
          <table:table-cell table:style-name="Table1.B20" office:value-type="string">
            <text:p text:style-name="P34"><text:span text:style-name="T51">W</text:span><text:span text:style-name="T49">ord</text:span></text:p>
          </table:table-cell>
          <table:table-cell table:style-name="Table1.C16" office:value-type="string">
            <text:p text:style-name="P34"><text:span text:style-name="T51">P</text:span><text:span text:style-name="T49">rev</text:span></text:p>
          </table:table-cell>
          <table:table-cell table:style-name="Table1.D20" office:value-type="string">
            <text:p text:style-name="P33"/>
          </table:table-cell>
          <table:table-cell table:style-name="Table1.E16" office:value-type="string">
            <text:p text:style-name="P40">Ctrl+Back</text:p>
          </table:table-cell>
        </table:table-row>
        <table:table-row>
          <table:covered-table-cell/>
          <table:table-cell table:style-name="Table1.B20" office:value-type="string">
            <text:p text:style-name="P34"><text:span text:style-name="T51">W</text:span><text:span text:style-name="T49">ord</text:span></text:p>
          </table:table-cell>
          <table:table-cell table:style-name="Table1.C17" office:value-type="string">
            <text:p text:style-name="P34"><text:span text:style-name="T51">N</text:span><text:span text:style-name="T49">ext</text:span></text:p>
          </table:table-cell>
          <table:table-cell table:style-name="Table1.D20" office:value-type="string">
            <text:p text:style-name="P33"/>
          </table:table-cell>
          <table:table-cell table:style-name="Table1.E17" office:value-type="string">
            <text:p text:style-name="P40">Ctrl+Delete</text:p>
          </table:table-cell>
        </table:table-row>
        <table:table-row>
          <table:covered-table-cell/>
          <table:table-cell table:style-name="Table1.B20" office:value-type="string">
            <text:p text:style-name="P34"><text:span text:style-name="T51">L</text:span><text:span text:style-name="T49">ine</text:span></text:p>
          </table:table-cell>
          <table:table-cell table:style-name="Table1.C18" office:value-type="string">
            <text:p text:style-name="P40">Begin</text:p>
          </table:table-cell>
          <table:table-cell table:style-name="Table1.D20" office:value-type="string">
            <text:p text:style-name="P33"/>
          </table:table-cell>
          <table:table-cell table:style-name="Table1.E18" office:value-type="string">
            <text:p text:style-name="P40">Ctrl+K, Ctrl+Back</text:p>
          </table:table-cell>
        </table:table-row>
        <table:table-row>
          <table:covered-table-cell/>
          <table:table-cell table:style-name="Table1.B20" office:value-type="string">
            <text:p text:style-name="P34"><text:span text:style-name="T51">L</text:span><text:span text:style-name="T49">ine</text:span></text:p>
          </table:table-cell>
          <table:table-cell table:style-name="Table1.C19" office:value-type="string">
            <text:p text:style-name="P40">End</text:p>
          </table:table-cell>
          <table:table-cell table:style-name="Table1.D20" office:value-type="string">
            <text:p text:style-name="P33"/>
          </table:table-cell>
          <table:table-cell table:style-name="Table1.E19" office:value-type="string">
            <text:p text:style-name="P40">Ctrl+K, Ctrl+K</text:p>
          </table:table-cell>
        </table:table-row>
        <table:table-row>
          <table:covered-table-cell/>
          <table:table-cell table:style-name="Table1.B20" office:value-type="string">
            <text:p text:style-name="P34"><text:span text:style-name="T51">L</text:span><text:span text:style-name="T49">ine</text:span></text:p>
          </table:table-cell>
          <table:table-cell table:style-name="Table1.C20" office:value-type="string">
            <text:p text:style-name="P40">Whole</text:p>
          </table:table-cell>
          <table:table-cell table:style-name="Table1.D20" office:value-type="string">
            <text:p text:style-name="P33"/>
          </table:table-cell>
          <table:table-cell table:style-name="Table1.E20" office:value-type="string">
            <text:p text:style-name="P40">Ctrl+Shift+K</text:p>
          </table:table-cell>
        </table:table-row>
        <table:table-row>
          <table:covered-table-cell/>
          <table:table-cell table:style-name="Table1.B39" office:value-type="string">
            <text:p text:style-name="P36"><text:span text:style-name="T51">S</text:span><text:span text:style-name="T50">elected</text:span></text:p>
          </table:table-cell>
          <table:table-cell table:style-name="Table1.C39" office:value-type="string">
            <text:p text:style-name="P40">Whole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0">Delete; Ctrl+Delete; Back; Ctrl+Back</text:p>
          </table:table-cell>
        </table:table-row>
        <table:table-row>
          <table:table-cell table:style-name="Table1.A2" table:number-rows-spanned="6" office:value-type="string">
            <text:p text:style-name="P41">Scroll</text:p>
          </table:table-cell>
          <table:table-cell table:style-name="Table1.A2" office:value-type="string">
            <text:p text:style-name="P41">Line</text:p>
          </table:table-cell>
          <table:table-cell table:style-name="Table1.A2" office:value-type="string">
            <text:p text:style-name="P41">Prev</text:p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p text:style-name="P41">Ctrl+Up</text:p>
          </table:table-cell>
        </table:table-row>
        <table:table-row>
          <table:covered-table-cell/>
          <table:table-cell table:style-name="Table1.A2" office:value-type="string">
            <text:p text:style-name="P41">Line</text:p>
          </table:table-cell>
          <table:table-cell table:style-name="Table1.A2" office:value-type="string">
            <text:p text:style-name="P41">Next</text:p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p text:style-name="P41">Ctrl+Down</text:p>
          </table:table-cell>
        </table:table-row>
        <table:table-row>
          <table:covered-table-cell/>
          <table:table-cell table:style-name="Table1.A2" office:value-type="string">
            <text:p text:style-name="P41">Half Page</text:p>
          </table:table-cell>
          <table:table-cell table:style-name="Table1.A2" office:value-type="string">
            <text:p text:style-name="P41">Prev</text:p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p text:style-name="P41"/>
          </table:table-cell>
        </table:table-row>
        <table:table-row>
          <table:covered-table-cell/>
          <table:table-cell table:style-name="Table1.A2" office:value-type="string">
            <text:p text:style-name="P41">Half Page</text:p>
          </table:table-cell>
          <table:table-cell table:style-name="Table1.A2" office:value-type="string">
            <text:p text:style-name="P41">Next</text:p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p text:style-name="P36"/>
          </table:table-cell>
        </table:table-row>
        <table:table-row>
          <table:covered-table-cell/>
          <table:table-cell table:style-name="Table1.A2" office:value-type="string">
            <text:p text:style-name="P41">Page</text:p>
          </table:table-cell>
          <table:table-cell table:style-name="Table1.A2" office:value-type="string">
            <text:p text:style-name="P41">Prev</text:p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p text:style-name="P41">PageUp</text:p>
          </table:table-cell>
        </table:table-row>
        <table:table-row>
          <table:covered-table-cell/>
          <table:table-cell table:style-name="Table1.A2" office:value-type="string">
            <text:p text:style-name="P41">Page</text:p>
          </table:table-cell>
          <table:table-cell table:style-name="Table1.A2" office:value-type="string">
            <text:p text:style-name="P41">Next</text:p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p text:style-name="P41">PageDown</text:p>
          </table:table-cell>
        </table:table-row>
        <table:table-row>
          <table:table-cell table:style-name="Table1.A39" table:number-rows-spanned="12" office:value-type="string">
            <text:p text:style-name="P42">Select</text:p>
          </table:table-cell>
          <table:table-cell table:style-name="Table1.B39" office:value-type="string">
            <text:p text:style-name="P43">Char</text:p>
          </table:table-cell>
          <table:table-cell table:style-name="Table1.C39" office:value-type="string">
            <text:p text:style-name="P44">Prev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Shift+Left</text:p>
          </table:table-cell>
        </table:table-row>
        <table:table-row>
          <table:covered-table-cell/>
          <table:table-cell table:style-name="Table1.B39" office:value-type="string">
            <text:p text:style-name="P43">Char</text:p>
          </table:table-cell>
          <table:table-cell table:style-name="Table1.C39" office:value-type="string">
            <text:p text:style-name="P44">Next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Shift+Right</text:p>
          </table:table-cell>
        </table:table-row>
        <table:table-row>
          <table:covered-table-cell/>
          <table:table-cell table:style-name="Table1.B39" office:value-type="string">
            <text:p text:style-name="P43">Word</text:p>
          </table:table-cell>
          <table:table-cell table:style-name="Table1.C39" office:value-type="string">
            <text:p text:style-name="P44">Prev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Ctrl+Shift+Left</text:p>
          </table:table-cell>
        </table:table-row>
        <table:table-row>
          <table:covered-table-cell/>
          <table:table-cell table:style-name="Table1.B39" office:value-type="string">
            <text:p text:style-name="P43">Word</text:p>
          </table:table-cell>
          <table:table-cell table:style-name="Table1.C39" office:value-type="string">
            <text:p text:style-name="P44">Next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Ctrl+Shift+Right</text:p>
          </table:table-cell>
        </table:table-row>
        <table:table-row>
          <table:covered-table-cell/>
          <table:table-cell table:style-name="Table1.B39" office:value-type="string">
            <text:p text:style-name="P43">Line</text:p>
          </table:table-cell>
          <table:table-cell table:style-name="Table1.C39" office:value-type="string">
            <text:p text:style-name="P44">Begin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Shift+Home</text:p>
          </table:table-cell>
        </table:table-row>
        <table:table-row>
          <table:covered-table-cell/>
          <table:table-cell table:style-name="Table1.B39" office:value-type="string">
            <text:p text:style-name="P43">Line</text:p>
          </table:table-cell>
          <table:table-cell table:style-name="Table1.C39" office:value-type="string">
            <text:p text:style-name="P44">End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Shift+End</text:p>
          </table:table-cell>
        </table:table-row>
        <table:table-row>
          <table:covered-table-cell/>
          <table:table-cell table:style-name="Table1.B39" office:value-type="string">
            <text:p text:style-name="P43">Line</text:p>
          </table:table-cell>
          <table:table-cell table:style-name="Table1.C39" office:value-type="string">
            <text:p text:style-name="P44">Prev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Shift+Up</text:p>
          </table:table-cell>
        </table:table-row>
        <table:table-row>
          <table:covered-table-cell/>
          <table:table-cell table:style-name="Table1.B39" office:value-type="string">
            <text:p text:style-name="P43">Line</text:p>
          </table:table-cell>
          <table:table-cell table:style-name="Table1.C39" office:value-type="string">
            <text:p text:style-name="P44">Next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Shift+Down</text:p>
          </table:table-cell>
        </table:table-row>
        <table:table-row>
          <table:covered-table-cell/>
          <table:table-cell table:style-name="Table1.B39" office:value-type="string">
            <text:p text:style-name="P43">Buffer</text:p>
          </table:table-cell>
          <table:table-cell table:style-name="Table1.C39" office:value-type="string">
            <text:p text:style-name="P44">Begin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Ctrl+Shift+Home</text:p>
          </table:table-cell>
        </table:table-row>
        <table:table-row>
          <table:covered-table-cell/>
          <table:table-cell table:style-name="Table1.B39" office:value-type="string">
            <text:p text:style-name="P43">Buffer</text:p>
          </table:table-cell>
          <table:table-cell table:style-name="Table1.C39" office:value-type="string">
            <text:p text:style-name="P44">End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Ctrl+Shift+End</text:p>
          </table:table-cell>
        </table:table-row>
        <table:table-row>
          <table:covered-table-cell/>
          <table:table-cell table:style-name="Table1.B39" office:value-type="string">
            <text:p text:style-name="P43">Buffer</text:p>
          </table:table-cell>
          <table:table-cell table:style-name="Table1.C39" office:value-type="string">
            <text:p text:style-name="P44">Whole</text:p>
          </table:table-cell>
          <table:table-cell table:style-name="Table1.D39" office:value-type="string">
            <text:p text:style-name="P33"/>
          </table:table-cell>
          <table:table-cell table:style-name="Table1.E39" office:value-type="string">
            <text:p text:style-name="P44">Ctrl+A</text:p>
          </table:table-cell>
        </table:table-row>
        <table:table-row>
          <table:covered-table-cell/>
          <table:table-cell table:style-name="Table1.B39" office:value-type="string">
            <text:p text:style-name="P43">Selected</text:p>
          </table:table-cell>
          <table:table-cell table:style-name="Table1.C39" office:value-type="string">
            <text:p text:style-name="P44">Whole</text:p>
          </table:table-cell>
          <table:table-cell table:style-name="Table1.D39" office:value-type="string">
            <text:p text:style-name="P44">清除当前选中</text:p>
          </table:table-cell>
          <table:table-cell table:style-name="Table1.E39" office:value-type="string">
            <text:p text:style-name="P44">Escape</text:p>
          </table:table-cell>
        </table:table-row>
        <table:table-row>
          <table:table-cell table:style-name="Table1.A40" office:value-type="string">
            <text:p text:style-name="P33"/>
          </table:table-cell>
          <table:table-cell table:style-name="Table1.B40" office:value-type="string">
            <text:p text:style-name="P36"/>
          </table:table-cell>
          <table:table-cell table:style-name="Table1.C40" office:value-type="string">
            <text:p text:style-name="P36"/>
          </table:table-cell>
          <table:table-cell table:style-name="Table1.D40" office:value-type="string">
            <text:p text:style-name="P33"/>
          </table:table-cell>
          <table:table-cell table:style-name="Table1.E40" office:value-type="string">
            <text:p text:style-name="P36"/>
          </table:table-cell>
        </table:table-row>
      </table:table>
      <text:p text:style-name="P25"/>
      <text:p text:style-name="P69">Group Command</text:p>
      <text:p text:style-name="P20"><text:span text:style-name="T94">多个</text:span><text:span text:style-name="T95">命令</text:span><text:span text:style-name="T94">可以组合。组合之后，这些</text:span><text:span text:style-name="T95">命令</text:span><text:span text:style-name="T94">一起</text:span><text:span text:style-name="T95">undo，一起redo。</text:span></text:p>
      <text:p text:style-name="P54">实现组合命令时，可以用Composite模式，添加一个新类叫GroupAction，但是试用下来，效果并不太好。</text:p>
      <text:p text:style-name="jil_5f_body_5f_code"><text:span text:style-name="T91">void</text:span><text:span text:style-name="T91"> </text:span><text:span text:style-name="T91">TextWindow</text:span><text:span text:style-name="T91">::</text:span><text:span text:style-name="T91">InsertText</text:span><text:span text:style-name="T91">(</text:span><text:span text:style-name="T91">const</text:span><text:span text:style-name="T91"> </text:span><text:span text:style-name="T91">std</text:span><text:span text:style-name="T91">::</text:span><text:span text:style-name="T91">wstring</text:span><text:span text:style-name="T91">&amp; </text:span><text:span text:style-name="T91">text</text:span><text:span text:style-name="T91">) {</text:span></text:p>
      <text:p text:style-name="jil_5f_body_5f_code"><text:span text:style-name="T91"><text:s text:c="2"/></text:span><text:span text:style-name="T91">if</text:span><text:span text:style-name="T91"> (</text:span><text:span text:style-name="T91">select_range_</text:span><text:span text:style-name="T91">.</text:span><text:span text:style-name="T91">IsEmpty</text:span><text:span text:style-name="T91">()) {</text:span></text:p>
      <text:p text:style-name="jil_5f_body_5f_code"><text:span text:style-name="T91"><text:s text:c="4"/></text:span><text:span text:style-name="T91">Exec</text:span><text:span text:style-name="T91">(</text:span><text:span text:style-name="T91">new</text:span><text:span text:style-name="T91"> </text:span><text:span text:style-name="T91">InsertTextAction</text:span><text:span text:style-name="T91">(</text:span><text:span text:style-name="T91">buffer_</text:span><text:span text:style-name="T91">, </text:span><text:span text:style-name="T91">caret_point_</text:span><text:span text:style-name="T91">, </text:span><text:span text:style-name="T91">text</text:span><text:span text:style-name="T91">));</text:span></text:p>
      <text:p text:style-name="jil_5f_body_5f_code"><text:span text:style-name="T91"><text:s text:c="2"/>} </text:span><text:span text:style-name="T91">else</text:span><text:span text:style-name="T91"> {</text:span></text:p>
      <text:p text:style-name="jil_5f_body_5f_code"><text:span text:style-name="T91"><text:s text:c="4"/></text:span><text:span text:style-name="T91">GroupAction</text:span><text:span text:style-name="T91">* </text:span><text:span text:style-name="T91">group_action</text:span><text:span text:style-name="T91"> = </text:span><text:span text:style-name="T91">new</text:span><text:span text:style-name="T91"> </text:span><text:span text:style-name="T91">GroupAction</text:span><text:span text:style-name="T91">(</text:span><text:span text:style-name="T91">buffer_</text:span><text:span text:style-name="T91">, </text:span><text:span text:style-name="T91">caret_point_</text:span><text:span text:style-name="T91">);</text:span></text:p>
      <text:p text:style-name="jil_5f_body_5f_code"><text:span text:style-name="T91"><text:s text:c="4"/></text:span><text:span text:style-name="T91">group_action</text:span><text:span text:style-name="T91">-&gt;</text:span><text:span text:style-name="T91">AddAction</text:span><text:span text:style-name="T91">(</text:span><text:span text:style-name="T91">new</text:span><text:span text:style-name="T91"> </text:span><text:span text:style-name="T91">DeleteRangeAction</text:span><text:span text:style-name="T91">(</text:span><text:span text:style-name="T91">buffer_</text:span><text:span text:style-name="T91">, </text:span><text:span text:style-name="T91">select_range_</text:span><text:span text:style-name="T91">, </text:span><text:span text:style-name="T91">select_dir_</text:span><text:span text:style-name="T91">, </text:span><text:span text:style-name="T91">true</text:span><text:span text:style-name="T91">));</text:span></text:p>
      <text:p text:style-name="jil_5f_body_5f_code"><text:span text:style-name="T91"><text:s text:c="4"/></text:span><text:span text:style-name="T91">group_action</text:span><text:span text:style-name="T91">-&gt;</text:span><text:span text:style-name="T91">AddAction</text:span><text:span text:style-name="T91">(</text:span><text:span text:style-name="T91">new</text:span><text:span text:style-name="T91"> </text:span><text:span text:style-name="T91">InsertTextAction</text:span><text:span text:style-name="T91">(</text:span><text:span text:style-name="T91">buffer_</text:span><text:span text:style-name="T91">, </text:span><text:span text:style-name="T91">caret_point_</text:span><text:span text:style-name="T91">, </text:span><text:span text:style-name="T91">text</text:span><text:span text:style-name="T91">));</text:span></text:p>
      <text:p text:style-name="jil_5f_body_5f_code"><text:span text:style-name="T91"><text:s text:c="4"/></text:span><text:span text:style-name="T91">ClearSelection</text:span><text:span text:style-name="T91">();</text:span></text:p>
      <text:p text:style-name="jil_5f_body_5f_code"><text:span text:style-name="T91"><text:s text:c="4"/></text:span><text:span text:style-name="T91">Exec</text:span><text:span text:style-name="T91">(</text:span><text:span text:style-name="T91">group_action</text:span><text:span text:style-name="T91">);</text:span></text:p>
      <text:p text:style-name="P28"><text:s text:c="2"/>}</text:p>
      <text:p text:style-name="P28">}</text:p>
      <text:p text:style-name="P55">或者给每个action添加一个属性叫group_type，为一枚举：</text:p>
      <text:p text:style-name="jil_5f_body_5f_code"><text:span text:style-name="T91">enum</text:span><text:span text:style-name="T91"> </text:span><text:span text:style-name="T91">GroupType</text:span><text:span text:style-name="T91"> {</text:span></text:p>
      <text:p text:style-name="jil_5f_body_5f_code"><text:span text:style-name="T91"><text:s text:c="2"/></text:span><text:span text:style-name="T91">kGroupNone</text:span><text:span text:style-name="T91"> = 0,</text:span></text:p>
      <text:p text:style-name="jil_5f_body_5f_code"><text:span text:style-name="T91"><text:s text:c="2"/></text:span><text:span text:style-name="T91">kGroupBegin</text:span><text:span text:style-name="T91">,</text:span></text:p>
      <text:p text:style-name="jil_5f_body_5f_code"><text:span text:style-name="T91"><text:s text:c="2"/></text:span><text:span text:style-name="T91">kGroupItem</text:span><text:span text:style-name="T91">,</text:span></text:p>
      <text:p text:style-name="jil_5f_body_5f_code"><text:span text:style-name="T91"><text:s text:c="2"/></text:span><text:span text:style-name="T91">kGroupEnd</text:span></text:p>
      <text:p text:style-name="P28">};</text:p>
      <text:p text:style-name="P56"><text:soft-page-break/></text:p>
      <text:p text:style-name="P72">void TextWindow::InsertText(const std::wstring&amp; text) {</text:p>
      <text:p text:style-name="jil_5f_body_5f_code"><text:span text:style-name="T91"><text:s text:c="2"/>if</text:span><text:span text:style-name="T91"> (</text:span><text:span text:style-name="T91">select_range_</text:span><text:span text:style-name="T91">.</text:span><text:span text:style-name="T91">IsEmpty</text:span><text:span text:style-name="T91">()) {</text:span></text:p>
      <text:p text:style-name="jil_5f_body_5f_code"><text:span text:style-name="T91"><text:s text:c="4"/></text:span><text:span text:style-name="T91">Exec</text:span><text:span text:style-name="T91">(</text:span><text:span text:style-name="T91">new</text:span><text:span text:style-name="T91"> </text:span><text:span text:style-name="T91">InsertTextAction</text:span><text:span text:style-name="T91">(</text:span><text:span text:style-name="T91">buffer_</text:span><text:span text:style-name="T91">, </text:span><text:span text:style-name="T91">caret_point_</text:span><text:span text:style-name="T91">, </text:span><text:span text:style-name="T91">text</text:span><text:span text:style-name="T91">));</text:span></text:p>
      <text:p text:style-name="jil_5f_body_5f_code"><text:span text:style-name="T91"><text:s text:c="2"/>} </text:span><text:span text:style-name="T91">else</text:span><text:span text:style-name="T91"> {</text:span></text:p>
      <text:p text:style-name="jil_5f_body_5f_code"><text:span text:style-name="T91"><text:s text:c="4"/></text:span><text:span text:style-name="T91">DeleteRangeAction</text:span><text:span text:style-name="T91">* </text:span><text:span text:style-name="T91">delete_range</text:span><text:span text:style-name="T91"> = </text:span><text:span text:style-name="T91">new</text:span><text:span text:style-name="T91"> </text:span><text:span text:style-name="T91">DeleteRangeAction</text:span><text:span text:style-name="T91">(</text:span><text:span text:style-name="T91">buffer_</text:span><text:span text:style-name="T91">, </text:span><text:span text:style-name="T91">select_range_</text:span><text:span text:style-name="T91">, </text:span><text:span text:style-name="T91">select_dir_</text:span><text:span text:style-name="T91">, </text:span><text:span text:style-name="T91">true</text:span><text:span text:style-name="T91">);</text:span></text:p>
      <text:p text:style-name="jil_5f_body_5f_code"><text:span text:style-name="T91"><text:s text:c="4"/></text:span><text:span text:style-name="T91">delete_range</text:span><text:span text:style-name="T91">-&gt;</text:span><text:span text:style-name="T91">set_group_type</text:span><text:span text:style-name="T91">(</text:span><text:span text:style-name="T91">Action</text:span><text:span text:style-name="T91">::</text:span><text:span text:style-name="T91">kGroupBegin</text:span><text:span text:style-name="T91">);</text:span></text:p>
      <text:p text:style-name="jil_5f_body_5f_code"><text:span text:style-name="T91"><text:s text:c="4"/></text:span><text:span text:style-name="T91">ClearSelection</text:span><text:span text:style-name="T91">();</text:span></text:p>
      <text:p text:style-name="jil_5f_body_5f_code"><text:span text:style-name="T91"><text:s text:c="4"/></text:span><text:span text:style-name="T91">Exec</text:span><text:span text:style-name="T91">(</text:span><text:span text:style-name="T91">delete_range</text:span><text:span text:style-name="T91">);</text:span></text:p>
      <text:p text:style-name="jil_5f_body_5f_code"/>
      <text:p text:style-name="jil_5f_body_5f_code"><text:span text:style-name="T91"><text:s text:c="4"/></text:span><text:span text:style-name="T91">InsertTextAction</text:span><text:span text:style-name="T91">* </text:span><text:span text:style-name="T91">insert_text</text:span><text:span text:style-name="T91"> = </text:span><text:span text:style-name="T91">new</text:span><text:span text:style-name="T91"> </text:span><text:span text:style-name="T91">InsertTextAction</text:span><text:span text:style-name="T91">(</text:span><text:span text:style-name="T91">buffer_</text:span><text:span text:style-name="T91">, </text:span><text:span text:style-name="T91">caret_point_</text:span><text:span text:style-name="T91">, </text:span><text:span text:style-name="T91">text</text:span><text:span text:style-name="T91">);</text:span></text:p>
      <text:p text:style-name="jil_5f_body_5f_code"><text:span text:style-name="T91"><text:s text:c="4"/></text:span><text:span text:style-name="T91">insert_text</text:span><text:span text:style-name="T91">-&gt;</text:span><text:span text:style-name="T91">set_group_type</text:span><text:span text:style-name="T91">(</text:span><text:span text:style-name="T91">Action</text:span><text:span text:style-name="T91">::</text:span><text:span text:style-name="T91">kGroupEnd</text:span><text:span text:style-name="T91">);</text:span></text:p>
      <text:p text:style-name="jil_5f_body_5f_code"><text:span text:style-name="T91"><text:s text:c="4"/></text:span><text:span text:style-name="T91">Exec</text:span><text:span text:style-name="T91">(</text:span><text:span text:style-name="T91">insert_text</text:span><text:span text:style-name="T91">);</text:span></text:p>
      <text:p text:style-name="P28"><text:s text:c="2"/>}</text:p>
      <text:p text:style-name="P72">}</text:p>
      <text:p text:style-name="P51"/>
      <text:p text:style-name="P51"/>
      <text:p text:style-name="P47">Binding配置文件</text:p>
      <text:p text:style-name="P57">TODO</text:p>
      <text:p text:style-name="P70">复合键</text:p>
      <text:p text:style-name="P57">TODO</text:p>
      <text:p text:style-name="P27"/>
      <text:p text:style-name="jil_5f_body_5f_code">// <text:span text:style-name="T93">src/</text:span><text:span text:style-name="T92">msw/menuitem.cpp</text:span></text:p>
      <text:p text:style-name="jil_5f_body_5f_code"><text:span text:style-name="T91">void</text:span><text:span text:style-name="T91"> </text:span><text:span text:style-name="T91">wxMenuItem</text:span><text:span text:style-name="T91">::</text:span><text:span text:style-name="T91">SetItemLabel</text:span><text:span text:style-name="T91">(</text:span><text:span text:style-name="T91">const</text:span><text:span text:style-name="T91"> </text:span><text:span text:style-name="T91">wxString</text:span><text:span text:style-name="T91">&amp; </text:span><text:span text:style-name="T91">txt</text:span><text:span text:style-name="T91">)</text:span></text:p>
      <text:p text:style-name="P28"><text:soft-page-break/>{</text:p>
      <text:p text:style-name="jil_5f_body_5f_code"><text:span text:style-name="T91">#if</text:span><text:span text:style-name="T91"> </text:span><text:span text:style-name="T91">wxUSE_ACCEL</text:span></text:p>
      <text:p text:style-name="jil_5f_body_5f_code"><text:span text:style-name="T91"><text:s text:c="4"/></text:span><text:span text:style-name="T91">m_parentMenu</text:span><text:span text:style-name="T91">-&gt;</text:span><text:span text:style-name="T91">UpdateAccel</text:span><text:span text:style-name="T91">(</text:span><text:span text:style-name="T91">this</text:span><text:span text:style-name="T91">);</text:span></text:p>
      <text:p text:style-name="jil_5f_body_5f_code"><text:span text:style-name="T91">#endif</text:span><text:span text:style-name="T91"> </text:span><text:span text:style-name="T91">// wxUSE_ACCEL</text:span></text:p>
      <text:p text:style-name="jil_5f_body"/>
      <text:p text:style-name="P45">Key Down Hook</text:p>
      <text:p text:style-name="P4">Key Down Hook，指wxWidgets里的Char Hook（EVT_CHAR_HOOK），Char Hook这个名字不准确，所以如果我用它的话，会用宏重命名一下：</text:p>
      <text:p text:style-name="P28">// Char hook event is actually a key down event, so we give it a better name.</text:p>
      <text:p text:style-name="P28">#define EVT_KEYDOWN_HOOK EVT_CHAR_HOOK</text:p>
      <text:p text:style-name="P26"/>
      <text:p text:style-name="P5"><text:span text:style-name="T2">假如</text:span><text:span text:style-name="T1">BookFrame </text:span><text:span text:style-name="T2">hook了key down，它会在TextWindow之前，先收到key down。</text:span></text:p>
      <text:p text:style-name="P28">void BookFrame::OnKeyDownHook(wxKeyEvent&amp; evt) {</text:p>
      <text:p text:style-name="P28"><text:s text:c="2"/>// Always skip.</text:p>
      <text:p text:style-name="P28"><text:s text:c="2"/>evt.Skip();</text:p>
      <text:p text:style-name="P28"><text:s text:c="2"/>// ...</text:p>
      <text:p text:style-name="P28">}</text:p>
      <text:p text:style-name="P6">BookFrame::OnKeyDownHook必须skip event（这是wxWidgets的一个bug），否则TextWindow就不会收到key down了，而BookFrame上的accelerators也不会起效，因为key消息都被拦住了。</text:p>
      <text:p text:style-name="P7"><text:span text:style-name="T3">Menu对应的快捷键是accelerator，这是系统提供的一套key binding</text:span><text:span text:style-name="T4">，用法比较直接，缺点也不少。其一，它不支持复合</text:span><text:span text:style-name="T5">（</text:span><text:span text:style-name="T4">compound</text:span><text:span text:style-name="T5">）</text:span><text:span text:style-name="T4">键</text:span><text:span text:style-name="T5">，</text:span><text:span text:style-name="T4">比如</text:span><text:span text:style-name="jil_5f_body_5f_red"><text:span text:style-name="T4">Ctrl+K,Ctrk+O</text:span></text:span><text:span text:style-name="T6">；其二，</text:span><text:span text:style-name="T11">accelerator不支持绑定多个key</text:span><text:span text:style-name="T13">，比如不能把redo同时绑定到Ctrl+Y和Ctrl+Shift+Z</text:span><text:span text:style-name="T11">；其三，</text:span><text:span text:style-name="T6">很难把它和TextWindow自己的key binding结合起来</text:span><text:span text:style-name="T12">使用</text:span><text:span text:style-name="T6">。</text:span></text:p>
      <text:p text:style-name="P8"><text:span text:style-name="T7">TextWindow有自己的一套key binding，诸如移动、滚屏、选中、删除、换行等等操作，都完全可配置，都经过这套key binding系统统一处理。而使用</text:span><text:span text:style-name="T7">accelerator会拦截掉TextWindow本该收到的键盘消息。</text:span><text:span text:style-name="T8">比如accelerator用了Ctrl+K，</text:span><text:span text:style-name="T9">当你按下Ctrl，</text:span><text:span text:style-name="T8">TextWindow</text:span><text:span text:style-name="T9">是收得到的，但是当你</text:span><text:span text:style-name="T10">再</text:span><text:span text:style-name="T9">按下K（Ctrl</text:span><text:span text:style-name="T9">按住不放），TextWindow就收不到这个</text:span><text:span text:style-name="T8">K</text:span><text:span text:style-name="T9">的key down</text:span><text:span text:style-name="T8">了。</text:span><text:span text:style-name="T14">这种拦截带来的问题，主要体现在复合键的处理上。因为accelerator不支持复合键，势必需要</text:span><text:soft-page-break/><text:span text:style-name="T14">做一些额外的工作，让它“看上去”支持复合键。</text:span></text:p>
      <text:p text:style-name="P58"/>
      <text:p text:style-name="P52"/>
      <text:p text:style-name="P31"><text:span text:style-name="T23">附录：</text:span>wxWidgets的键盘事件处理</text:p>
      <text:p text:style-name="jil_5f_notes"><text:span text:style-name="jil_5f_body_5f_red"><text:span text:style-name="T21">说明：本文主要针对Windows版，其他平台上的实现应该会有不同。像char hook这样的东西，跨平台做得也不够好。</text:span></text:span></text:p>
      <text:p text:style-name="P46">一些基本概念</text:p>
      <text:p text:style-name="P9">只有具有输入焦点（input focus）的窗口才能接收键盘事件。输入焦点的概念与活动（active）窗口的概念紧密相连，具有输入焦点的窗口，要么是活动窗口，要么是活动窗口的子孙窗口。而活动窗口只针对顶层（top-level）窗口而言，子窗口无所谓活动与否。</text:p>
      <text:p text:style-name="P9">键盘事件主要有：键击事件（keystrokes）、字符事件（characters）和键盘加速器（keyboard accelerators）。</text:p>
      <text:p text:style-name="jil_5f_body"><text:span text:style-name="jil_5f_body_5f_blue"><text:span text:style-name="T21">键击事件</text:span></text:span><text:span text:style-name="T21"> 分down和up两种，先down后up。</text:span></text:p>
      <text:p text:style-name="jil_5f_body"><text:span text:style-name="jil_5f_body_5f_blue"><text:span text:style-name="T21">字符事件</text:span></text:span><text:span text:style-name="T21"> 由key down事件翻译而来，位于key down和up之间。具体怎么翻译，要考虑到SHIFT键（比如SHIFT按下时按A键得到的是'A'而不</text:span><text:span text:style-name="T21">是'a'）和不同国家键盘的配置，还有输入法等等。</text:span></text:p>
      <text:p text:style-name="P9">按一下A键将依次产生如下事件：</text:p>
      <text:list xml:id="list34307216" text:continue-numbering="true" text:style-name="List_20_1">
        <text:list-item>
          <text:p text:style-name="P68">key down：虚拟键码（virtual key code）'A'</text:p>
        </text:list-item>
        <text:list-item>
          <text:p text:style-name="P68">char：字符码（character code）'a'</text:p>
        </text:list-item>
        <text:list-item>
          <text:p text:style-name="P68">key up：虚拟键码'A'</text:p>
        </text:list-item>
      </text:list>
      <text:p text:style-name="P2"/>
      <text:p text:style-name="P9">如果想通过SHIFT键按出大写的'A'，则依次产生如下事件：</text:p>
      <text:list xml:id="list34313737" text:continue-numbering="true" text:style-name="List_20_1">
        <text:list-item>
          <text:p text:style-name="P68">key down：虚拟键码VK_SHIFT</text:p>
        </text:list-item>
        <text:list-item>
          <text:p text:style-name="P68">key down：虚拟键码'A'</text:p>
        </text:list-item>
        <text:list-item>
          <text:p text:style-name="P68">char：字符码'A'</text:p>
        </text:list-item>
        <text:list-item>
          <text:p text:style-name="P68">key up：虚拟键码'A'</text:p>
        </text:list-item>
        <text:list-item>
          <text:p text:style-name="P68"><text:soft-page-break/>key up：虚拟键码VK_SHIFT</text:p>
        </text:list-item>
      </text:list>
      <text:p text:style-name="P2"/>
      <text:p text:style-name="jil_5f_body"><text:span text:style-name="jil_5f_body_5f_blue"><text:span text:style-name="T21">键盘加速器</text:span></text:span><text:span text:style-name="T21"> 是一种产生命令式（command）事件的组合键（Shift，Ctrl，Alt；也有非组合的情况：F1，Del，等等），一般与菜单里的操作相关联：open/save，undo/redo，copy/cut/paste，help，等等。键盘加速器对于多窗口程序特别有用，这时候，只要给有菜单的那个窗口（一般是主窗口）定义键盘加速器，就可以轻松响应键盘事件，而在子窗口或是弹出的对话框中，则完全不必操心。</text:span></text:p>
      <text:p text:style-name="P9">键盘加速器对是否顶层窗口没有要求，虽然一般情况下顶层窗口才有菜单。</text:p>
      <text:p text:style-name="P46">wxWidgets在键盘事件处理上的现状</text:p>
      <text:p text:style-name="P9">假如有下面这样一个dialog（panel的情况类似），内有一个标准的button（wxButton），一个标准的text control（wxTextCtrl）：</text:p>
      <text:p text:style-name="P3">TODO</text:p>
      <text:p text:style-name="jil_5f_body">鉴于wxTAB_TRAVERSAL和wxWANTS_CHARS这两种风格的关系，现在考虑这样几种情况：</text:p>
      <text:list xml:id="list34303172" text:continue-numbering="true" text:style-name="List_20_1">
        <text:list-item>
          <text:p text:style-name="jil_5f_body_5f_list_5f__2a_">Dialog只具有wxTAB_TRAVERSAL风格；</text:p>
        </text:list-item>
        <text:list-item>
          <text:p text:style-name="jil_5f_body_5f_list_5f__2a_">Dialog只具有wxWANTS_CHARS风格；</text:p>
        </text:list-item>
        <text:list-item>
          <text:p text:style-name="jil_5f_body_5f_list_5f__2a_">Dialog同时具有wxTAB_TRAVERSAL和wxWANTS_CHARS风格。</text:p>
        </text:list-item>
      </text:list>
      <text:p text:style-name="jil_5f_body"/>
      <text:p text:style-name="jil_5f_body">针对这三种情况，将dialog对键盘事件的接受能力做一下归类。</text:p>
      <text:p text:style-name="jil_5f_body">如果dialog只具有wxTAB_TRAVERSAL风格：</text:p>
      <text:list xml:id="list34297296" text:continue-numbering="true" text:style-name="List_20_1">
        <text:list-item>
          <text:p text:style-name="jil_5f_body_5f_list_5f__2a_">EVT_CHAR：收不到；</text:p>
        </text:list-item>
        <text:list-item>
          <text:p text:style-name="jil_5f_body_5f_list_5f__2a_">EVT_KEY_DOWN/UP：收不到；</text:p>
        </text:list-item>
        <text:list-item>
          <text:p text:style-name="jil_5f_body_5f_list_5f__2a_">EVT_NAVIGATION_KEY：可以收到（navigation keys：tab, arrow keys, page down/up）；</text:p>
        </text:list-item>
        <text:list-item>
          <text:p text:style-name="jil_5f_body_5f_list_5f__2a_">EVT_CHAR_HOOK：除ASCII字符外，可以收到（包括navigation keys，但是ESC收不到）。</text:p>
        </text:list-item>
      </text:list>
      <text:p text:style-name="P2"/>
      <text:p text:style-name="jil_5f_body">如果dialog只具有wxWANTS_CHARS风格：</text:p>
      <text:list xml:id="list34311905" text:continue-numbering="true" text:style-name="List_20_1">
        <text:list-item>
          <text:p text:style-name="jil_5f_body_5f_list_5f__2a_">EVT_CHAR：收不到；</text:p>
        </text:list-item>
        <text:list-item>
          <text:p text:style-name="jil_5f_body_5f_list_5f__2a_"><text:soft-page-break/>EVT_KEY_DOWN/UP：收不到；</text:p>
        </text:list-item>
        <text:list-item>
          <text:p text:style-name="jil_5f_body_5f_list_5f__2a_">EVT_NAVIGATION_KEY：收不到；</text:p>
        </text:list-item>
        <text:list-item>
          <text:p text:style-name="jil_5f_body_5f_list_5f__2a_">EVT_CHAR_HOOK：除ASCII字符外，可以收到（包括navigation keys，还有ESC）。</text:p>
        </text:list-item>
      </text:list>
      <text:p text:style-name="P2"/>
      <text:p text:style-name="jil_5f_body">如果dialog同时具有wxTAB_TRAVERSAL和wxWANTS_CHARS风格：</text:p>
      <text:list xml:id="list34313023" text:continue-numbering="true" text:style-name="List_20_1">
        <text:list-item>
          <text:p text:style-name="jil_5f_body_5f_list_5f__2a_">EVT_CHAR：收不到；</text:p>
        </text:list-item>
        <text:list-item>
          <text:p text:style-name="jil_5f_body_5f_list_5f__2a_">EVT_KEY_DOWN/UP：收不到；</text:p>
        </text:list-item>
        <text:list-item>
          <text:p text:style-name="jil_5f_body_5f_list_5f__2a_">EVT_NAVIGATION_KEY：可以收到（navigation keys：tab, arrow keys, page down/up）；</text:p>
        </text:list-item>
        <text:list-item>
          <text:p text:style-name="jil_5f_body_5f_list_5f__2a_">EVT_CHAR_HOOK：除ASCII字符外，可以收到（包括navigation keys，还有ESC）。</text:p>
        </text:list-item>
      </text:list>
      <text:p text:style-name="P2"/>
      <text:p text:style-name="jil_5f_body">可以看出，如果想收到ESC事件，必须加上wxWANTS_CHARS。</text:p>
      <text:p text:style-name="P46">为什么EVT_CHAR_HOOK不能接收ASCII字符？</text:p>
      <text:p text:style-name="P9">在Windows平台上，wxWidgets使用Windows API SetWindowsHookEx设置了一个键盘消息的钩子：wxKeyboardHook。wxKeyboardHook收到键盘消息后，经过"适当的过滤"，创建类型为wxEVT_CHAR_HOOK的wxKeyEvent，然后抛给当前活动窗口或者App来处理。其中，"适当的过滤"会过滤掉ASCII字符，所以通过char hook是收不到ASCII字符的键盘消息的。</text:p>
      <text:p text:style-name="P2"/>
      <text:p text:style-name="P9">如果把char hook考虑在内，按一下A键将依次产生如下事件：</text:p>
      <text:list xml:id="list34312936" text:continue-numbering="true" text:style-name="List_20_1">
        <text:list-item>
          <text:p text:style-name="P68">char hook：虚拟键码'A'</text:p>
        </text:list-item>
        <text:list-item>
          <text:p text:style-name="P68">key down：虚拟键码'A'</text:p>
        </text:list-item>
        <text:list-item>
          <text:p text:style-name="P68">char：字符码'a'</text:p>
        </text:list-item>
        <text:list-item>
          <text:p text:style-name="P68">key up：虚拟键码'A'</text:p>
        </text:list-item>
      </text:list>
      <text:p text:style-name="P9">可见char hook事件要先于key down事件发生。这样说其实也不妥，因为char hook是钩子，走得不是正常的事件流程。</text:p>
      <text:p text:style-name="P9">此外，wxEVT_CHAR_HOOK这个名字起得也有问题，应该改成wxEVT_KEYDOWN_HOOK，原因是这种键盘消息没有经过翻译，还不能算是字符消息。比如按下键A，没有caps lock也没有SHIFT，但是收到的char hook的键码只会是'A'，而不是'a'。</text:p>
      <text:p text:style-name="P46"><text:soft-page-break/>让CHAR HOOK能够接受ASCII字符</text:p>
      <text:p text:style-name="P9">wxWidgets在char hook这部分的代码写得有点问题。比如使用了过时的API MakeProcInstance；hook函数的签名也不对：</text:p>
      <text:p text:style-name="jil_5f_body_5f_code"><text:span text:style-name="T21">wxKeyboardHook</text:span><text:span text:style-name="symbol0_5f_cpp"><text:span text:style-name="T21">(</text:span></text:span><text:span text:style-name="keyword3_5f_cpp"><text:span text:style-name="T21">int</text:span></text:span><text:span text:style-name="T21"> nCode, WORD wParam, DWORD lParam</text:span><text:span text:style-name="symbol0_5f_cpp"><text:span text:style-name="T21">)</text:span></text:span><text:span text:style-name="symbol4_5f_cpp"><text:span text:style-name="T21">;</text:span></text:span></text:p>
      <text:p text:style-name="P2">应该为：</text:p>
      <text:p text:style-name="jil_5f_body_5f_code"><text:span text:style-name="T21">wxKeyboardHook</text:span><text:span text:style-name="symbol0_5f_cpp"><text:span text:style-name="T21">(</text:span></text:span><text:span text:style-name="keyword3_5f_cpp"><text:span text:style-name="T21">int</text:span></text:span><text:span text:style-name="T21"> nCode, WPARAM wParam, LPARAM lParam</text:span><text:span text:style-name="symbol0_5f_cpp"><text:span text:style-name="T21">)</text:span></text:span><text:span text:style-name="symbol4_5f_cpp"><text:span text:style-name="T21">;</text:span></text:span></text:p>
      <text:p text:style-name="P9">设置hook的代码也有问题（参数不对），虽然竟然能够工作：</text:p>
      <text:p text:style-name="P2"/>
      <text:p text:style-name="jil_5f_body_5f_code"><text:span text:style-name="comment0_5f_cpp"><text:span text:style-name="T21">// 2.8.10, src/msw/windows.cpp</text:span></text:span></text:p>
      <text:p text:style-name="jil_5f_body_5f_code"><text:span text:style-name="keyword3_5f_cpp"><text:span text:style-name="T21">void</text:span></text:span><text:span text:style-name="T21"> wxSetKeyboardHook</text:span><text:span text:style-name="symbol0_5f_cpp"><text:span text:style-name="T21">(</text:span></text:span><text:span text:style-name="keyword3_5f_cpp"><text:span text:style-name="T21">bool</text:span></text:span><text:span text:style-name="T21"> doIt</text:span><text:span text:style-name="symbol0_5f_cpp"><text:span text:style-name="T21">)</text:span></text:span></text:p>
      <text:p text:style-name="jil_5f_body_5f_code"><text:span text:style-name="symbol0_5f_cpp"><text:span text:style-name="T21">{</text:span></text:span></text:p>
      <text:p text:style-name="jil_5f_body_5f_code"><text:span text:style-name="T21"><text:s text:c="4"/></text:span><text:span text:style-name="keyword0_5f_cpp"><text:span text:style-name="T21">if</text:span></text:span><text:span text:style-name="T21"> </text:span><text:span text:style-name="symbol0_5f_cpp"><text:span text:style-name="T21">(</text:span></text:span><text:span text:style-name="T21"> doIt </text:span><text:span text:style-name="symbol0_5f_cpp"><text:span text:style-name="T21">)</text:span></text:span></text:p>
      <text:p text:style-name="jil_5f_body_5f_code"><text:span text:style-name="T21"><text:s text:c="4"/></text:span><text:span text:style-name="symbol0_5f_cpp"><text:span text:style-name="T21">{</text:span></text:span></text:p>
      <text:p text:style-name="jil_5f_body_5f_code"><text:span text:style-name="T21"><text:s text:c="8"/></text:span><text:span text:style-name="comment_5f_multi_5f_cpp"><text:span text:style-name="T21">/*</text:span></text:span></text:p>
      <text:p text:style-name="jil_5f_body_5f_code"><text:span text:style-name="comment_5f_multi_5f_cpp"><text:span text:style-name="T21"><text:s text:c="8"/>wxTheKeyboardHookProc = MakeProcInstance((FARPROC) wxKeyboardHook, wxGetInstance());</text:span></text:span></text:p>
      <text:p text:style-name="jil_5f_body_5f_code"><text:span text:style-name="comment_5f_multi_5f_cpp"><text:span text:style-name="T21"><text:s text:c="8"/>wxTheKeyboardHook = SetWindowsHookEx(WH_KEYBOARD, (HOOKPROC) wxTheKeyboardHookProc, wxGetInstance(), GetCurrentThreadId());</text:span></text:span></text:p>
      <text:p text:style-name="jil_5f_body_5f_code"><text:span text:style-name="comment_5f_multi_5f_cpp"><text:span text:style-name="T21"><text:s text:c="8"/>*/</text:span></text:span></text:p>
      <text:p text:style-name="jil_5f_body_5f_code"><text:span text:style-name="T21"><text:s text:c="8"/></text:span><text:span text:style-name="comment0_5f_cpp"><text:span text:style-name="T21">// 以上代码应该改成下面这样：</text:span></text:span></text:p>
      <text:p text:style-name="jil_5f_body_5f_code"><text:span text:style-name="T21"><text:s text:c="8"/>wxTheKeyboardHook </text:span><text:span text:style-name="symbol1_5f_cpp"><text:span text:style-name="T21">=</text:span></text:span><text:span text:style-name="T21"> SetWindowsHookEx</text:span><text:span text:style-name="symbol0_5f_cpp"><text:span text:style-name="T21">(</text:span></text:span><text:span text:style-name="T21">WH_KEYBOARD, </text:span><text:span text:style-name="symbol0_5f_cpp"><text:span text:style-name="T21">(</text:span></text:span><text:span text:style-name="T21">HOOKPROC</text:span><text:span text:style-name="symbol0_5f_cpp"><text:span text:style-name="T21">)</text:span></text:span><text:span text:style-name="T21">wxKeyboardHook, </text:span><text:span text:style-name="keyword1_5f_cpp"><text:span text:style-name="T21">NULL</text:span></text:span><text:span text:style-name="T21">, GetCurrentThreadId</text:span><text:span text:style-name="symbol0_5f_cpp"><text:span text:style-name="T21">())</text:span></text:span><text:span text:style-name="symbol4_5f_cpp"><text:span text:style-name="T21">;</text:span></text:span></text:p>
      <text:p text:style-name="jil_5f_body_5f_code"><text:span text:style-name="T21"><text:s text:c="4"/></text:span><text:span text:style-name="symbol0_5f_cpp"><text:span text:style-name="T21">}</text:span></text:span></text:p>
      <text:p text:style-name="jil_5f_body_5f_code"><text:span text:style-name="T21"><text:s text:c="4"/></text:span><text:span text:style-name="keyword0_5f_cpp"><text:span text:style-name="T21">else</text:span></text:span></text:p>
      <text:p text:style-name="jil_5f_body_5f_code"><text:span text:style-name="T21"><text:s text:c="4"/></text:span><text:span text:style-name="symbol0_5f_cpp"><text:span text:style-name="T21">{</text:span></text:span></text:p>
      <text:p text:style-name="jil_5f_body_5f_code"><text:span text:style-name="T21"><text:s text:c="8"/>UnhookWindowsHookEx</text:span><text:span text:style-name="symbol0_5f_cpp"><text:span text:style-name="T21">(</text:span></text:span><text:span text:style-name="T21">wxTheKeyboardHook</text:span><text:span text:style-name="symbol0_5f_cpp"><text:span text:style-name="T21">)</text:span></text:span><text:span text:style-name="symbol4_5f_cpp"><text:span text:style-name="T21">;</text:span></text:span></text:p>
      <text:p text:style-name="jil_5f_body_5f_code"><text:span text:style-name="T21"><text:s text:c="4"/></text:span><text:span text:style-name="symbol0_5f_cpp"><text:span text:style-name="T21">}</text:span></text:span></text:p>
      <text:p text:style-name="jil_5f_body_5f_code"><text:span text:style-name="symbol0_5f_cpp"><text:span text:style-name="T21">}</text:span></text:span></text:p>
      <text:p text:style-name="P2"/>
      <text:p text:style-name="P9"><text:soft-page-break/>要想让char hook能收到ASCII字符，只要hook函数不过滤它们就可以了。过滤的代码用的是函数wxCharCodeMSWToWX，现在我建一个新的函数来代替它：</text:p>
      <text:p text:style-name="jil_5f_body_5f_code"><text:span text:style-name="keyword3_5f_cpp"><text:span text:style-name="T21">int</text:span></text:span><text:span text:style-name="T21"> wxCharCodeMSWToWX_Full</text:span><text:span text:style-name="symbol0_5f_cpp"><text:span text:style-name="T21">(</text:span></text:span><text:span text:style-name="keyword3_5f_cpp"><text:span text:style-name="T21">int</text:span></text:span><text:span text:style-name="T21"> keySym, WXLPARAM lParam</text:span><text:span text:style-name="symbol0_5f_cpp"><text:span text:style-name="T21">)</text:span></text:span></text:p>
      <text:p text:style-name="jil_5f_body_5f_code"><text:span text:style-name="symbol0_5f_cpp"><text:span text:style-name="T21">{</text:span></text:span></text:p>
      <text:p text:style-name="jil_5f_body_5f_code"><text:span text:style-name="T21"><text:s text:c="4"/></text:span><text:span text:style-name="keyword3_5f_cpp"><text:span text:style-name="T21">int</text:span></text:span><text:span text:style-name="T21"> code </text:span><text:span text:style-name="symbol1_5f_cpp"><text:span text:style-name="T21">=</text:span></text:span><text:span text:style-name="T21"> wxCharCodeMSWToWX</text:span><text:span text:style-name="symbol0_5f_cpp"><text:span text:style-name="T21">(</text:span></text:span><text:span text:style-name="T21">keySym, lParam</text:span><text:span text:style-name="symbol0_5f_cpp"><text:span text:style-name="T21">)</text:span></text:span><text:span text:style-name="symbol4_5f_cpp"><text:span text:style-name="T21">;</text:span></text:span></text:p>
      <text:p text:style-name="jil_5f_body_5f_code"><text:span text:style-name="T21"><text:s text:c="4"/></text:span><text:span text:style-name="keyword0_5f_cpp"><text:span text:style-name="T21">return</text:span></text:span><text:span text:style-name="T21"> code </text:span><text:span text:style-name="symbol1_5f_cpp"><text:span text:style-name="T21">==</text:span></text:span><text:span text:style-name="T21"> </text:span><text:span text:style-name="number_5f_cpp"><text:span text:style-name="T21">0</text:span></text:span><text:span text:style-name="T21"> </text:span><text:span text:style-name="symbol4_5f_cpp"><text:span text:style-name="T21">?</text:span></text:span><text:span text:style-name="T21"> keySym </text:span><text:span text:style-name="symbol4_5f_cpp"><text:span text:style-name="T21">:</text:span></text:span><text:span text:style-name="T21"> code</text:span><text:span text:style-name="symbol4_5f_cpp"><text:span text:style-name="T21">;</text:span></text:span></text:p>
      <text:p text:style-name="jil_5f_body_5f_code"><text:span text:style-name="symbol0_5f_cpp"><text:span text:style-name="T21">}</text:span></text:span></text:p>
      <text:p text:style-name="P2"/>
      <text:p text:style-name="jil_5f_title_5f_3"><text:span text:style-name="T21">CHAR HOOK的处理函数该不该Skip事件</text:span><text:span text:style-name="T22">？</text:span></text:p>
      <text:p text:style-name="P9">一般情况下，在char hook的处理函数里skip事件是没有必要的。除非有多个高层窗口需要处理char hook事件。比如下面的情况，Panel的OnCharHook处理完后继续路由事件，这样Panel的父窗口Dialog就可以接着处理，而Dialog就真的没必要继续路由这个事件了。</text:p>
      <text:p text:style-name="jil_5f_body_5f_code"><text:span text:style-name="keyword3_5f_cpp"><text:span text:style-name="T21">void</text:span></text:span><text:span text:style-name="T21"> Panel</text:span><text:span text:style-name="symbol4_5f_cpp"><text:span text:style-name="T21">::</text:span></text:span><text:span text:style-name="member1_5f_cpp"><text:span text:style-name="T21">OnCharHook</text:span></text:span><text:span text:style-name="symbol0_5f_cpp"><text:span text:style-name="T21">(</text:span></text:span><text:span text:style-name="T21">wxKeyEvent</text:span><text:span text:style-name="symbol3_5f_cpp"><text:span text:style-name="T21">&amp;</text:span></text:span><text:span text:style-name="T21"> event</text:span><text:span text:style-name="symbol0_5f_cpp"><text:span text:style-name="T21">)</text:span></text:span></text:p>
      <text:p text:style-name="jil_5f_body_5f_code"><text:span text:style-name="symbol0_5f_cpp"><text:span text:style-name="T21">{</text:span></text:span></text:p>
      <text:p text:style-name="jil_5f_body_5f_code"><text:span text:style-name="T21"><text:s text:c="4"/></text:span><text:span text:style-name="comment0_5f_cpp"><text:span text:style-name="T21">// ...</text:span></text:span></text:p>
      <text:p text:style-name="jil_5f_body_5f_code"><text:span text:style-name="T21"><text:s text:c="4"/>event.</text:span><text:span text:style-name="member0_5f_cpp"><text:span text:style-name="T21">Skip</text:span></text:span><text:span text:style-name="symbol0_5f_cpp"><text:span text:style-name="T21">()</text:span></text:span><text:span text:style-name="symbol4_5f_cpp"><text:span text:style-name="T21">;</text:span></text:span><text:span text:style-name="T21"> </text:span><text:span text:style-name="comment0_5f_cpp"><text:span text:style-name="T21">// 继续路由</text:span></text:span></text:p>
      <text:p text:style-name="jil_5f_body_5f_code"><text:span text:style-name="symbol0_5f_cpp"><text:span text:style-name="T21">}</text:span></text:span></text:p>
      <text:p text:style-name="P30"/>
      <text:p text:style-name="jil_5f_body_5f_code"><text:span text:style-name="keyword3_5f_cpp"><text:span text:style-name="T21">void</text:span></text:span><text:span text:style-name="T21"> Dialog</text:span><text:span text:style-name="symbol4_5f_cpp"><text:span text:style-name="T21">::</text:span></text:span><text:span text:style-name="member1_5f_cpp"><text:span text:style-name="T21">OnCharHook</text:span></text:span><text:span text:style-name="symbol0_5f_cpp"><text:span text:style-name="T21">(</text:span></text:span><text:span text:style-name="T21">wxKeyEvent</text:span><text:span text:style-name="symbol3_5f_cpp"><text:span text:style-name="T21">&amp;</text:span></text:span><text:span text:style-name="T21"> event</text:span><text:span text:style-name="symbol0_5f_cpp"><text:span text:style-name="T21">)</text:span></text:span></text:p>
      <text:p text:style-name="jil_5f_body_5f_code"><text:span text:style-name="symbol0_5f_cpp"><text:span text:style-name="T21">{</text:span></text:span></text:p>
      <text:p text:style-name="jil_5f_body_5f_code"><text:span text:style-name="T21"><text:s text:c="4"/></text:span><text:span text:style-name="comment0_5f_cpp"><text:span text:style-name="T21">// ...</text:span></text:span></text:p>
      <text:p text:style-name="jil_5f_body_5f_code"><text:span text:style-name="T21"><text:s text:c="4"/>event.</text:span><text:span text:style-name="member0_5f_cpp"><text:span text:style-name="T21">Skip</text:span></text:span><text:span text:style-name="symbol0_5f_cpp"><text:span text:style-name="T21">()</text:span></text:span><text:span text:style-name="symbol4_5f_cpp"><text:span text:style-name="T21">;</text:span></text:span><text:span text:style-name="T21"> </text:span><text:span text:style-name="comment0_5f_cpp"><text:span text:style-name="T21">// 无关紧要！</text:span></text:span></text:p>
      <text:p text:style-name="jil_5f_body_5f_code"><text:span text:style-name="symbol0_5f_cpp"><text:span text:style-name="T21">}</text:span></text:span></text:p>
      <text:p text:style-name="P2"/>
      <text:p text:style-name="P9">但是，因为wxWidgets本身的实现上的错误，导致char hook事件一定要skip。请看下面的代码：</text:p>
      <text:p text:style-name="jil_5f_body_5f_code"><text:span text:style-name="comment0_5f_cpp"><text:span text:style-name="T21">// 2.8.10, src/msw/window.cpp</text:span></text:span></text:p>
      <text:p text:style-name="jil_5f_body_5f_code"><text:span text:style-name="T21">... </text:span><text:span text:style-name="member0_5f_cpp"><text:span text:style-name="T21">wxKeyboardHook</text:span></text:span><text:span text:style-name="symbol0_5f_cpp"><text:span text:style-name="T21">(</text:span></text:span><text:span text:style-name="keyword3_5f_cpp"><text:span text:style-name="T21">int</text:span></text:span><text:span text:style-name="T21"> nCode, WPARAM wParam, LPARAM lParam</text:span><text:span text:style-name="symbol0_5f_cpp"><text:span text:style-name="T21">)</text:span></text:span></text:p>
      <text:p text:style-name="jil_5f_body_5f_code"><text:soft-page-break/><text:span text:style-name="symbol0_5f_cpp"><text:span text:style-name="T21">{</text:span></text:span></text:p>
      <text:p text:style-name="jil_5f_body_5f_code"><text:span text:style-name="T21"><text:s text:c="4"/>WORD hiWord </text:span><text:span text:style-name="symbol1_5f_cpp"><text:span text:style-name="T21">=</text:span></text:span><text:span text:style-name="T21"> HIWORD</text:span><text:span text:style-name="symbol0_5f_cpp"><text:span text:style-name="T21">(</text:span></text:span><text:span text:style-name="T21">lParam</text:span><text:span text:style-name="symbol0_5f_cpp"><text:span text:style-name="T21">)</text:span></text:span><text:span text:style-name="symbol4_5f_cpp"><text:span text:style-name="T21">;</text:span></text:span></text:p>
      <text:p text:style-name="jil_5f_body_5f_code"><text:span text:style-name="T21"><text:s text:c="4"/></text:span><text:span text:style-name="keyword0_5f_cpp"><text:span text:style-name="T21">if</text:span></text:span><text:span text:style-name="T21"> </text:span><text:span text:style-name="symbol0_5f_cpp"><text:span text:style-name="T21">(</text:span></text:span><text:span text:style-name="T21"> nCode </text:span><text:span text:style-name="symbol3_5f_cpp"><text:span text:style-name="T21">!</text:span></text:span><text:span text:style-name="symbol1_5f_cpp"><text:span text:style-name="T21">=</text:span></text:span><text:span text:style-name="T21"> HC_NOREMOVE </text:span><text:span text:style-name="symbol3_5f_cpp"><text:span text:style-name="T21">&amp;&amp;</text:span></text:span><text:span text:style-name="T21"> </text:span><text:span text:style-name="symbol0_5f_cpp"><text:span text:style-name="T21">((</text:span></text:span><text:span text:style-name="T21">hiWord </text:span><text:span text:style-name="symbol3_5f_cpp"><text:span text:style-name="T21">&amp;</text:span></text:span><text:span text:style-name="T21"> KF_UP</text:span><text:span text:style-name="symbol0_5f_cpp"><text:span text:style-name="T21">)</text:span></text:span><text:span text:style-name="T21"> </text:span><text:span text:style-name="symbol1_5f_cpp"><text:span text:style-name="T21">==</text:span></text:span><text:span text:style-name="T21"> </text:span><text:span text:style-name="number_5f_cpp"><text:span text:style-name="T21">0</text:span></text:span><text:span text:style-name="symbol0_5f_cpp"><text:span text:style-name="T21">)</text:span></text:span><text:span text:style-name="T21"> </text:span><text:span text:style-name="symbol0_5f_cpp"><text:span text:style-name="T21">)</text:span></text:span></text:p>
      <text:p text:style-name="jil_5f_body_5f_code"><text:span text:style-name="T21"><text:s text:c="4"/></text:span><text:span text:style-name="symbol0_5f_cpp"><text:span text:style-name="T21">{</text:span></text:span></text:p>
      <text:p text:style-name="jil_5f_body_5f_code"><text:span text:style-name="T21"><text:s text:c="8"/></text:span><text:span text:style-name="keyword3_5f_cpp"><text:span text:style-name="T21">int</text:span></text:span><text:span text:style-name="T21"> id </text:span><text:span text:style-name="symbol1_5f_cpp"><text:span text:style-name="T21">=</text:span></text:span><text:span text:style-name="T21"> wxCharCodeMSWToWX</text:span><text:span text:style-name="symbol0_5f_cpp"><text:span text:style-name="T21">(</text:span></text:span><text:span text:style-name="T21">wParam, lParam</text:span><text:span text:style-name="symbol0_5f_cpp"><text:span text:style-name="T21">)</text:span></text:span><text:span text:style-name="symbol4_5f_cpp"><text:span text:style-name="T21">;</text:span></text:span></text:p>
      <text:p text:style-name="jil_5f_body_5f_code"><text:span text:style-name="T21"><text:s text:c="8"/></text:span><text:span text:style-name="keyword0_5f_cpp"><text:span text:style-name="T21">if</text:span></text:span><text:span text:style-name="T21"> </text:span><text:span text:style-name="symbol0_5f_cpp"><text:span text:style-name="T21">(</text:span></text:span><text:span text:style-name="T21"> id </text:span><text:span text:style-name="symbol3_5f_cpp"><text:span text:style-name="T21">!</text:span></text:span><text:span text:style-name="symbol1_5f_cpp"><text:span text:style-name="T21">=</text:span></text:span><text:span text:style-name="T21"> </text:span><text:span text:style-name="number_5f_cpp"><text:span text:style-name="T21">0</text:span></text:span><text:span text:style-name="T21"> </text:span><text:span text:style-name="symbol0_5f_cpp"><text:span text:style-name="T21">)</text:span></text:span></text:p>
      <text:p text:style-name="jil_5f_body_5f_code"><text:span text:style-name="T21"><text:s text:c="8"/></text:span><text:span text:style-name="symbol0_5f_cpp"><text:span text:style-name="T21">{</text:span></text:span></text:p>
      <text:p text:style-name="P30"><text:s text:c="12"/>...</text:p>
      <text:p text:style-name="jil_5f_body_5f_code"><text:span text:style-name="T21"><text:s text:c="12"/></text:span><text:span text:style-name="member0_5f_cpp"><text:span text:style-name="T21">if</text:span></text:span><text:span text:style-name="T21"> </text:span><text:span text:style-name="symbol0_5f_cpp"><text:span text:style-name="T21">(</text:span></text:span><text:span text:style-name="T21"> handler </text:span><text:span text:style-name="symbol3_5f_cpp"><text:span text:style-name="T21">&amp;&amp;</text:span></text:span><text:span text:style-name="T21"> handler</text:span><text:span text:style-name="symbol2_5f_cpp"><text:span text:style-name="T21">-</text:span></text:span><text:span text:style-name="symbol1_5f_cpp"><text:span text:style-name="T21">&gt;</text:span></text:span><text:span text:style-name="T21">ProcessEvent</text:span><text:span text:style-name="symbol0_5f_cpp"><text:span text:style-name="T21">(</text:span></text:span><text:span text:style-name="T21">event</text:span><text:span text:style-name="symbol0_5f_cpp"><text:span text:style-name="T21">)</text:span></text:span><text:span text:style-name="T21"> </text:span><text:span text:style-name="symbol0_5f_cpp"><text:span text:style-name="T21">)</text:span></text:span></text:p>
      <text:p text:style-name="jil_5f_body_5f_code"><text:span text:style-name="T21"><text:s text:c="12"/></text:span><text:span text:style-name="symbol0_5f_cpp"><text:span text:style-name="T21">{</text:span></text:span></text:p>
      <text:p text:style-name="jil_5f_body_5f_code"><text:span text:style-name="T21"><text:s text:c="16"/></text:span><text:span text:style-name="comment0_5f_cpp"><text:span text:style-name="T21">// processed</text:span></text:span></text:p>
      <text:p text:style-name="jil_5f_body_5f_code"><text:span text:style-name="T21"><text:s text:c="16"/></text:span><text:span text:style-name="keyword0_5f_cpp"><text:span text:style-name="T21">return</text:span></text:span><text:span text:style-name="T21"> </text:span><text:span text:style-name="number_5f_cpp"><text:span text:style-name="T21">1</text:span></text:span><text:span text:style-name="symbol4_5f_cpp"><text:span text:style-name="T21">;</text:span></text:span><text:span text:style-name="T21"> </text:span><text:span text:style-name="comment0_5f_cpp"><text:span text:style-name="T21">// 这里不该返回！</text:span></text:span></text:p>
      <text:p text:style-name="jil_5f_body_5f_code"><text:span text:style-name="T21"><text:s text:c="12"/></text:span><text:span text:style-name="symbol0_5f_cpp"><text:span text:style-name="T21">}</text:span></text:span></text:p>
      <text:p text:style-name="jil_5f_body_5f_code"><text:span text:style-name="T21"><text:s text:c="8"/></text:span><text:span text:style-name="symbol0_5f_cpp"><text:span text:style-name="T21">}</text:span></text:span></text:p>
      <text:p text:style-name="jil_5f_body_5f_code"><text:span text:style-name="T21"><text:s text:c="4"/></text:span><text:span text:style-name="symbol0_5f_cpp"><text:span text:style-name="T21">}</text:span></text:span></text:p>
      <text:p text:style-name="P30"/>
      <text:p text:style-name="jil_5f_body_5f_code"><text:span text:style-name="T21"><text:s text:c="4"/></text:span><text:span text:style-name="comment0_5f_cpp"><text:span text:style-name="T21">// CallNextHookEx应该永远都要调用！</text:span></text:span></text:p>
      <text:p text:style-name="jil_5f_body_5f_code"><text:span text:style-name="T21"><text:s text:c="4"/></text:span><text:span text:style-name="keyword0_5f_cpp"><text:span text:style-name="T21">return</text:span></text:span><text:span text:style-name="T21"> CallNextHookEx</text:span><text:span text:style-name="symbol0_5f_cpp"><text:span text:style-name="T21">(</text:span></text:span><text:span text:style-name="T21">wxTheKeyboardHook, nCode, wParam, lParam</text:span><text:span text:style-name="symbol0_5f_cpp"><text:span text:style-name="T21">)</text:span></text:span><text:span text:style-name="symbol4_5f_cpp"><text:span text:style-name="T21">;</text:span></text:span></text:p>
      <text:p text:style-name="jil_5f_body_5f_code"><text:span text:style-name="symbol0_5f_cpp"><text:span text:style-name="T21">}</text:span></text:span></text:p>
      <text:p text:style-name="P2"/>
      <text:p text:style-name="P9">上面这个char hook的实现，导致后续的hook函数没有机会执行。MSDN上关于SetWindowsHookEx的示例，每一个hook函数，不管做何处理，最终都会调用CallNextHookEx。wxWidgets的实现显然是错误的。这种错误的实现导致的后果之一是，键盘加速器在使用char hook时就失效了（由此可以推断，键盘加速器也是hook）。</text:p>
      <text:p text:style-name="P46">补充：</text:p>
      <text:p text:style-name="P9">如果EVT_KEY_DOWN被处理了，就不会再收到EVT_CHAR了。</text:p>
      <text:p text:style-name="P9"><text:soft-page-break/>在 Mac 下，wxWidgets 没有封装加速键，加速键必须和菜单一起用。</text:p>
      <text:p text:style-name="P2"/>
      <text:p text:style-name="jil_5f_body_5f_code"><text:span text:style-name="keyword0_5f_cpp"><text:span text:style-name="T21">case</text:span></text:span><text:span text:style-name="T21"> WM_SYSCHAR</text:span><text:span text:style-name="symbol4_5f_cpp"><text:span text:style-name="T21">:</text:span></text:span></text:p>
      <text:p text:style-name="jil_5f_body_5f_code"><text:span text:style-name="keyword0_5f_cpp"><text:span text:style-name="T21">case</text:span></text:span><text:span text:style-name="T21"> WM_CHAR</text:span><text:span text:style-name="symbol4_5f_cpp"><text:span text:style-name="T21">:</text:span></text:span><text:span text:style-name="T21"> </text:span><text:span text:style-name="comment0_5f_cpp"><text:span text:style-name="T21">// Always an ASCII character</text:span></text:span></text:p>
      <text:p text:style-name="jil_5f_body_5f_code"><text:span text:style-name="T21"><text:s text:c="2"/></text:span><text:span text:style-name="keyword0_5f_cpp"><text:span text:style-name="T21">if</text:span></text:span><text:span text:style-name="T21"> </text:span><text:span text:style-name="symbol0_5f_cpp"><text:span text:style-name="T21">(</text:span></text:span><text:span text:style-name="T21"> m_lastKeydownProcessed </text:span><text:span text:style-name="symbol0_5f_cpp"><text:span text:style-name="T21">)</text:span></text:span></text:p>
      <text:p text:style-name="jil_5f_body_5f_code"><text:span text:style-name="T21"><text:s text:c="2"/></text:span><text:span text:style-name="symbol0_5f_cpp"><text:span text:style-name="T21">{</text:span></text:span></text:p>
      <text:p text:style-name="jil_5f_body_5f_code"><text:span text:style-name="T21"><text:s text:c="5"/></text:span><text:span text:style-name="comment0_5f_cpp"><text:span text:style-name="T21">// The key was handled in the EVT_KEY_DOWN and handling</text:span></text:span></text:p>
      <text:p text:style-name="jil_5f_body_5f_code"><text:span text:style-name="T21"><text:s text:c="5"/></text:span><text:span text:style-name="comment0_5f_cpp"><text:span text:style-name="T21">// a key in an EVT_KEY_DOWN handler is meant, by</text:span></text:span></text:p>
      <text:p text:style-name="jil_5f_body_5f_code"><text:span text:style-name="T21"><text:s text:c="5"/></text:span><text:span text:style-name="comment0_5f_cpp"><text:span text:style-name="T21">// design, to prevent EVT_CHARs from happening</text:span></text:span></text:p>
      <text:p text:style-name="jil_5f_body_5f_code"><text:span text:style-name="T21"><text:s text:c="5"/>m_lastKeydownProcessed </text:span><text:span text:style-name="symbol1_5f_cpp"><text:span text:style-name="T21">=</text:span></text:span><text:span text:style-name="T21"> </text:span><text:span text:style-name="keyword1_5f_cpp"><text:span text:style-name="T21">false</text:span></text:span><text:span text:style-name="symbol4_5f_cpp"><text:span text:style-name="T21">;</text:span></text:span></text:p>
      <text:p text:style-name="jil_5f_body_5f_code"><text:span text:style-name="T21"><text:s text:c="5"/>processed </text:span><text:span text:style-name="symbol1_5f_cpp"><text:span text:style-name="T21">=</text:span></text:span><text:span text:style-name="T21"> </text:span><text:span text:style-name="keyword1_5f_cpp"><text:span text:style-name="T21">true</text:span></text:span><text:span text:style-name="symbol4_5f_cpp"><text:span text:style-name="T21">;</text:span></text:span></text:p>
      <text:p text:style-name="jil_5f_body_5f_code"><text:span text:style-name="T21"><text:s text:c="2"/></text:span><text:span text:style-name="symbol0_5f_cpp"><text:span text:style-name="T21">}</text:span></text:span></text:p>
      <text:p text:style-name="jil_5f_body_5f_code"><text:span text:style-name="T21"><text:s text:c="2"/></text:span><text:span text:style-name="keyword0_5f_cpp"><text:span text:style-name="T21">else</text:span></text:span></text:p>
      <text:p text:style-name="jil_5f_body_5f_code"><text:span text:style-name="T21"><text:s text:c="2"/></text:span><text:span text:style-name="symbol0_5f_cpp"><text:span text:style-name="T21">{</text:span></text:span></text:p>
      <text:p text:style-name="jil_5f_body_5f_code"><text:span text:style-name="T21"><text:s text:c="5"/>processed </text:span><text:span text:style-name="symbol1_5f_cpp"><text:span text:style-name="T21">=</text:span></text:span><text:span text:style-name="T21"> HandleChar</text:span><text:span text:style-name="symbol0_5f_cpp"><text:span text:style-name="T21">((</text:span></text:span><text:span text:style-name="T21">WORD</text:span><text:span text:style-name="symbol0_5f_cpp"><text:span text:style-name="T21">)</text:span></text:span><text:span text:style-name="T21">wParam, lParam, </text:span><text:span text:style-name="keyword1_5f_cpp"><text:span text:style-name="T21">true</text:span></text:span><text:span text:style-name="symbol0_5f_cpp"><text:span text:style-name="T21">)</text:span></text:span><text:span text:style-name="symbol4_5f_cpp"><text:span text:style-name="T21">;</text:span></text:span></text:p>
      <text:p text:style-name="jil_5f_body_5f_code"><text:span text:style-name="T21"><text:s text:c="2"/></text:span><text:span text:style-name="symbol0_5f_cpp"><text:span text:style-name="T21">}</text:span></text:span></text:p>
      <text:p text:style-name="jil_5f_body_5f_code"><text:span text:style-name="T21"><text:s text:c="2"/></text:span><text:span text:style-name="keyword0_5f_cpp"><text:span text:style-name="T21">break</text:span></text:span><text:span text:style-name="symbol4_5f_cpp"><text:span text:style-name="T21">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style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size="10pt" fo:language="en" fo:country="US" style:font-name-asian="宋体1" style:font-size-asian="10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style:contextual-spacing="false" fo:line-height="100%" fo:text-align="start" style:justify-single-word="false" fo:text-indent="0cm" style:auto-text-indent="false" style:page-number="auto"/>
      <style:text-properties fo:text-transform="capitalize" style:font-name="Georgia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style:font-name="Book Antiqua" fo:font-size="10pt" style:font-name-asian="宋体2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size="10pt" style:font-name-asian="SimSun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style:contextual-spacing="false" fo:line-height="125%" fo:text-align="end" style:justify-single-word="false" fo:text-indent="0.51cm" style:auto-text-indent="false" style:page-number="auto"/>
      <style:text-properties style:font-name="Georgia1" fo:font-size="10.5pt" fo:font-weight="bold" style:font-name-asian="宋体1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size="10pt" style:font-name-asian="宋体2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size="10pt" style:font-name-asian="宋体2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3cm" fo:margin-bottom="0.3cm" style:contextual-spacing="false" fo:text-align="start" style:justify-single-word="false" fo:text-indent="0cm" style:auto-text-indent="false" style:page-number="auto"/>
      <style:text-properties fo:font-variant="normal" fo:text-transform="none" style:font-name="Georgia2" fo:font-size="12pt" fo:font-style="normal" fo:font-weight="bold" style:font-name-asian="宋体3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style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DejaVu Sans Mono" fo:font-size="10pt" style:font-name-asian="宋体1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size="11pt" fo:font-style="italic" style:font-name-asian="宋体1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size="10pt" style:font-name-asian="宋体1" style:font-size-asian="10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style:paragraph-properties fo:margin-left="1.6cm" fo:margin-right="0cm" fo:margin-top="0cm" fo:margin-bottom="0.101cm" style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size="10pt" style:font-name-asian="宋体1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.101cm" fo:margin-bottom="0.101cm" style:contextual-spacing="false" fo:line-height="100%" fo:text-align="start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style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style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 style:master-page-name="">
      <style:paragraph-properties fo:margin-left="0cm" fo:margin-right="0cm" fo:margin-top="0.4cm" fo:margin-bottom="0.3cm" style:contextual-spacing="false" fo:text-indent="0cm" style:auto-text-indent="false" style:page-number="auto" style:shadow="none"/>
      <style:text-properties fo:text-transform="capitalize" style:font-name="DejaVu Sans Mono1" fo:font-size="10pt" fo:letter-spacing="0.035cm" fo:font-style="normal" fo:font-weight="bold" style:font-name-asian="宋体4" style:font-size-asian="10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style:contextual-spacing="false" fo:text-indent="0cm" style:auto-text-indent="false"/>
      <style:text-properties style:font-name="Book Antiqua1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style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新宋体" style:font-size-asian="10pt" style:font-name-complex="Courier New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style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size="10pt" fo:font-style="normal" fo:text-shadow="none" fo:font-weight="bold" style:font-name-asian="宋体1" style:font-size-asian="10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size="11pt" fo:font-style="italic" style:font-name-asian="宋体1" style:font-size-asian="10.5pt" style:font-style-asian="italic" style:font-size-complex="12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jil_5f_body_5f_red" style:display-name="jil_body_red" style:family="text">
      <style:text-properties fo:color="#ff0000" style:font-name="Book Antiqua" fo:font-size="10pt" style:font-size-asian="10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jil_5f_body_5f_blue" style:display-name="jil_body_blue" style:family="text">
      <style:text-properties fo:color="#0000ff" style:font-name="Book Antiqua" fo:font-size="10pt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jil_5f_header_5f_right"/>
      </style:header-left>
      <style:footer>
        <text:p text:style-name="jil_5f_footer_5f_left"><text:page-number text:select-page="current">13</text:page-number></text:p>
      </style:footer>
      <style:footer-left style:display="false">
        <text:p text:style-name="jil_5f_footer_5f_right"><text:page-number text:select-page="current">14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2H25M54S</meta:editing-duration>
    <meta:editing-cycles>527</meta:editing-cycles>
    <meta:generator>LibreOffice/4.0.1.2$Windows_x86 LibreOffice_project/84102822e3d61eb989ddd325abf1ac077904985</meta:generator>
    <meta:creation-date>2012-11-15T12:29:24.83</meta:creation-date>
    <dc:date>2013-05-24T14:16:29.39</dc:date>
    <meta:document-statistic meta:table-count="2" meta:image-count="0" meta:object-count="0" meta:page-count="14" meta:paragraph-count="389" meta:word-count="3382" meta:character-count="9135" meta:non-whitespace-character-count="8418"/>
    <meta:user-defined meta:name="Info 1"/>
    <meta:user-defined meta:name="Info 2"/>
    <meta:user-defined meta:name="Info 3"/>
    <meta:user-defined meta:name="Info 4"/>
  </office:meta>
</office:document-meta>
</file>